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Georgia" svg:font-family="Georgia"/>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_3c_l_3e_">
      <style:text-properties officeooo:paragraph-rsid="0009961d"/>
    </style:style>
    <style:style style:name="P4" style:family="paragraph" style:parent-style-name="Footnote">
      <style:text-properties officeooo:rsid="000b56a8" officeooo:paragraph-rsid="000b56a8"/>
    </style:style>
    <style:style style:name="P5" style:family="paragraph" style:parent-style-name="Footnote">
      <style:text-properties officeooo:rsid="000f554b" officeooo:paragraph-rsid="000f554b"/>
    </style:style>
    <style:style style:name="P6" style:family="paragraph" style:parent-style-name="Footnote">
      <style:text-properties officeooo:rsid="00100c1d" officeooo:paragraph-rsid="00100c1d"/>
    </style:style>
    <style:style style:name="P7" style:family="paragraph" style:parent-style-name="Footnote">
      <style:text-properties officeooo:rsid="0011f30d" officeooo:paragraph-rsid="0011f30d"/>
    </style:style>
    <style:style style:name="P8" style:family="paragraph" style:parent-style-name="Footnote">
      <style:text-properties officeooo:rsid="00135d4d" officeooo:paragraph-rsid="00135d4d"/>
    </style:style>
    <style:style style:name="P9" style:family="paragraph" style:parent-style-name="Footnote">
      <style:text-properties officeooo:rsid="001597d3" officeooo:paragraph-rsid="001597d3"/>
    </style:style>
    <style:style style:name="P10" style:family="paragraph" style:parent-style-name="Footnote">
      <style:text-properties officeooo:rsid="0017abdc" officeooo:paragraph-rsid="0017abdc"/>
    </style:style>
    <style:style style:name="P11" style:family="paragraph" style:parent-style-name="Standard">
      <style:text-properties officeooo:paragraph-rsid="000a9f07"/>
    </style:style>
    <style:style style:name="P12" style:family="paragraph" style:parent-style-name="Standard">
      <style:text-properties officeooo:paragraph-rsid="000b2af9"/>
    </style:style>
    <style:style style:name="P13" style:family="paragraph" style:parent-style-name="Standard">
      <style:text-properties officeooo:paragraph-rsid="000b56a8"/>
    </style:style>
    <style:style style:name="P14" style:family="paragraph" style:parent-style-name="Standard">
      <style:text-properties officeooo:paragraph-rsid="00100c1d"/>
    </style:style>
    <style:style style:name="P15" style:family="paragraph" style:parent-style-name="Standard">
      <style:text-properties officeooo:paragraph-rsid="0011f30d"/>
    </style:style>
    <style:style style:name="P16" style:family="paragraph" style:parent-style-name="Standard">
      <style:text-properties officeooo:paragraph-rsid="0015590a"/>
    </style:style>
    <style:style style:name="P17" style:family="paragraph" style:parent-style-name="Standard">
      <style:text-properties officeooo:paragraph-rsid="001597d3"/>
    </style:style>
    <style:style style:name="P18" style:family="paragraph" style:parent-style-name="Standard">
      <style:text-properties officeooo:paragraph-rsid="0017abdc"/>
    </style:style>
    <style:style style:name="P19" style:family="paragraph" style:parent-style-name="_3c_l_3e_">
      <style:text-properties officeooo:paragraph-rsid="0018f0ac"/>
    </style:style>
    <style:style style:name="P20" style:family="paragraph" style:parent-style-name="_3c_l_3e_">
      <style:text-properties officeooo:paragraph-rsid="0019f99f"/>
    </style:style>
    <style:style style:name="P21" style:family="paragraph" style:parent-style-name="_3c_l_3e_">
      <style:text-properties officeooo:paragraph-rsid="001ca72c"/>
    </style:style>
    <style:style style:name="P22" style:family="paragraph" style:parent-style-name="Footnote">
      <style:text-properties officeooo:rsid="0018d7d7" officeooo:paragraph-rsid="0018d7d7"/>
    </style:style>
    <style:style style:name="P23" style:family="paragraph" style:parent-style-name="Footnote">
      <style:text-properties officeooo:rsid="0018f0ac" officeooo:paragraph-rsid="0018f0ac"/>
    </style:style>
    <style:style style:name="P24" style:family="paragraph" style:parent-style-name="Footnote">
      <style:text-properties officeooo:rsid="001b6c73" officeooo:paragraph-rsid="001b6c73"/>
    </style:style>
    <style:style style:name="P25" style:family="paragraph" style:parent-style-name="Standard">
      <style:text-properties officeooo:paragraph-rsid="0018d7d7"/>
    </style:style>
    <style:style style:name="P26" style:family="paragraph" style:parent-style-name="Standard">
      <style:text-properties officeooo:paragraph-rsid="001b6c73"/>
    </style:style>
    <style:style style:name="P27" style:family="paragraph" style:parent-style-name="Standard">
      <style:text-properties officeooo:paragraph-rsid="001ca72c"/>
    </style:style>
    <style:style style:name="P28" style:family="paragraph" style:parent-style-name="Standard">
      <style:text-properties officeooo:paragraph-rsid="001d518e"/>
    </style:style>
    <style:style style:name="T1" style:family="text">
      <style:text-properties fo:font-style="italic" style:font-style-asian="italic" style:font-style-complex="italic"/>
    </style:style>
    <style:style style:name="T2" style:family="text">
      <style:text-properties fo:font-style="italic" officeooo:rsid="001597d3" style:font-style-asian="italic" style:font-style-complex="italic"/>
    </style:style>
    <style:style style:name="T3" style:family="text">
      <style:text-properties fo:font-style="italic" officeooo:rsid="0018d7d7" style:font-style-asian="italic" style:font-style-complex="italic"/>
    </style:style>
    <style:style style:name="T4" style:family="text">
      <style:text-properties officeooo:rsid="0009961d"/>
    </style:style>
    <style:style style:name="T5" style:family="text">
      <style:text-properties officeooo:rsid="000a9f07"/>
    </style:style>
    <style:style style:name="T6" style:family="text">
      <style:text-properties officeooo:rsid="000b2af9"/>
    </style:style>
    <style:style style:name="T7" style:family="text">
      <style:text-properties officeooo:rsid="000b56a8"/>
    </style:style>
    <style:style style:name="T8" style:family="text">
      <style:text-properties officeooo:rsid="000bace2"/>
    </style:style>
    <style:style style:name="T9" style:family="text">
      <style:text-properties officeooo:rsid="000f45b1"/>
    </style:style>
    <style:style style:name="T10" style:family="text">
      <style:text-properties officeooo:rsid="000f554b"/>
    </style:style>
    <style:style style:name="T11" style:family="text">
      <style:text-properties officeooo:rsid="00100c1d"/>
    </style:style>
    <style:style style:name="T12" style:family="text">
      <style:text-properties officeooo:rsid="0011f30d"/>
    </style:style>
    <style:style style:name="T13" style:family="text">
      <style:text-properties officeooo:rsid="00135d4d"/>
    </style:style>
    <style:style style:name="T14" style:family="text">
      <style:text-properties officeooo:rsid="0015590a"/>
    </style:style>
    <style:style style:name="T15" style:family="text">
      <style:text-properties officeooo:rsid="001597d3"/>
    </style:style>
    <style:style style:name="T16" style:family="text">
      <style:text-properties officeooo:rsid="0017abdc"/>
    </style:style>
    <style:style style:name="T17" style:family="text">
      <style:text-properties officeooo:rsid="0018d7d7"/>
    </style:style>
    <style:style style:name="T18" style:family="text">
      <style:text-properties officeooo:rsid="0018f0ac"/>
    </style:style>
    <style:style style:name="T19" style:family="text">
      <style:text-properties officeooo:rsid="0019f99f"/>
    </style:style>
    <style:style style:name="T20" style:family="text">
      <style:text-properties officeooo:rsid="0019fad0"/>
    </style:style>
    <style:style style:name="T21" style:family="text">
      <style:text-properties officeooo:rsid="001acc8d"/>
    </style:style>
    <style:style style:name="T22" style:family="text">
      <style:text-properties officeooo:rsid="001b6c73"/>
    </style:style>
    <style:style style:name="T23" style:family="text">
      <style:text-properties officeooo:rsid="001ca72c"/>
    </style:style>
    <style:style style:name="T24" style:family="text">
      <style:text-properties officeooo:rsid="001d51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salute_3e_"><text:span text:style-name="T4">À</text:span> Njock Ndogbea</text:p>
      <text:p text:style-name="_3c_salute_3e_">Et à Ngo Btyong Bi Küban</text:p>
      <text:p text:style-name="_3c_salute_3e_">Pour la lumière qu’ils apportèrent</text:p>
      <text:p text:style-name="_3c_salute_3e_">Et pour l’espoir qui en naîtra…</text:p>
      <text:p text:style-name="P3"><text:span text:style-name="_3c_pb_3e_"><text:span text:style-name="T4">[9]</text:span></text:span>O<text:span text:style-name="T4">r</text:span>phée, Nyango, Nyango – Orphée.</text:p>
      <text:p text:style-name="_3c_l_3e_">Deux noms qui sonnaient bien.</text:p>
      <text:p text:style-name="_3c_l_3e_">Allaient-ils bien ensemble ?</text:p>
      <text:p text:style-name="_3c_l_3e_">Nyango signifie : Madame…</text:p>
      <text:p text:style-name="_3c_l_3e_">Comme ça lui allait bien !</text:p>
      <text:p text:style-name="_3c_l_3e_">C’était réellement une grande dame.</text:p>
      <text:p text:style-name="_3c_l_3e_">Et Orphée ?</text:p>
      <text:p text:style-name="Standard">Longtemps, Orphée s’était demandé ce que signifiait son nom. Traditionnellement, chaque nom voulait dire quelque chose, quelque chose qui était en rapport avec les circonstances de la naissance, le caractère et le destin de son porteur. Et au fur et à mesure de l’évolution, on acquérait de nouveaux noms…</text:p>
      <text:p text:style-name="Standard">Aujourd’hui, dès la naissance et irrévocablement, on nous affuble d’une demi-douzaine de noms en ignorant leur intention première. Ne suffit-il pas de savoir qu’ils furent portés par des Saints ? Saint-Athanase, Saint-Polycarpe, Saint-Simplice, Sainte-Cunégonde, Sainte-Thècle, et autre Eulalie…</text:p>
      <text:p text:style-name="Standard">Un jour, par chance, on vit des titres comme « Orphée aux enfers », « Orfeo negro »… Et à défaut de savoir la signification de ce nom, on sut le destin de son porteur… Et notre Orphée espéra au fond de son cœur que ce nom signifiait : Monsieur ; sinon, il faudrait désormais appeler Nyango, Eurydice. Mais, … en réfléchissant bien, il préféra la première solution : il ne voulait tout de même pas être obligé d’aller chercher son amour jusqu’aux enfers !…</text:p>
      <text:p text:style-name="Standard"><text:span text:style-name="_3c_pb_3e_">[</text:span><text:span text:style-name="_3c_pb_3e_"><text:span text:style-name="T4">10</text:span></text:span><text:span text:style-name="_3c_pb_3e_">]</text:span>« … »</text:p>
      <text:p text:style-name="Standard">C’est ce qu’ils se répétaient inlassablement.</text:p>
      <text:p text:style-name="Standard">Et ils se le répétèrent tant et si bien que leur conviction se condensa, se durcit, et s’imposa…</text:p>
      <text:p text:style-name="Standard">Malgré les oppositions et les pièges en tous genres, Orphée et Nyango venaient, non seulement de se marier, mais de réussir le plus dur, rallier tous les suffrages… Deux familles opposées comme le jour et la nuit venaient de s’unir. Volontairement…</text:p>
      <text:p text:style-name="Standard">Les parents de Nyango étaient de ces nouveaux riches à qui tout était offert comme au jeu du sort, sans efforts. Ils étaient assis aux postes d’honneur, confortablement, comme on s’assoit sur un héritage l’unique possibilité de révocation serait la mort…</text:p>
      <text:p text:style-name="Standard">Le père avait « fait des études », juste ce qui suffisait à l’orée des indépendances pour être un homme à placer ; un homme avec la juste somme d’idées reçues et de complexes pour être manipulé. Il s’était inscrit au nouveau parti et avait reçu une formation d’administrateur, sur le tas ; il savait donc prononcer des discours… Et il était farouchement pour : pour le développement, pour le progrès, pour la démocratie… Il voyait déjà l’Afrique noire rattraper l’Occident, bien qu’elle soit « mal partie »… Il voulait construire des gratte-ciel, des bases nucléaires, des bombes… Et il participait à toutes les « négociations » pour obtenir les prêts nécessaires…</text:p>
      <text:p text:style-name="Standard">La mère de Nyango avait, elle aussi, fait des études, certes inférieures à celles de son mari, comme il se devait. Mais « suffisantes » pour se voir élevée au rang d’« intellectuelle », et pour augmenter <text:span text:style-name="_3c_pb_3e_">[11]</text:span>sa valeur « sur le marché »… Aux temps de leurs fiançailles, une institutrice diplômée, ça valait son pesant d’or… Elle savait discuter de politique et se servir de son « instinct féminin » pour dépister les <text:span text:style-name="T5">pi</text:span>èges qu’on tendait à son époux. Elle lui conseillait <text:span text:style-name="T5">l</text:span>a vigilance, la prudence, et faisait pression sur lui quand il se révoltait contre certaines positions de son gouvernement : que deviendrait-elle ? qu’adviendrait-il si on les « dégommait » ? Ne savait-il pas combien il était difficile, voire impossible de « changer de veste » ?</text:p>
      <text:p text:style-name="Standard"><text:soft-page-break/>Alors il devint de plus en plus conciliant, et la chance vint habiter chez eux… De plus, ils eurent le temps de donner la vie à leur fille unique, Nyango, pour les combler. Maintenant, le couple avait atteint les f<text:span text:style-name="T5">aî</text:span>tes de son ascension…</text:p>
      <text:p text:style-name="Standard">On ne pouvait pas en dire de même d’Orphée et de sa famille…</text:p>
      <text:p text:style-name="Standard">L’aîné d’une horde de dix enfants, Orphée était le seul en âge d’aider les autres. Son père s’était esquinté à la tâche. Certes, la cacaoyère produisait bien, mais les prix de la Caisse de Stabilisation – on ne savait pas ce qu’elle stabilisait et pour qui – ne permettaient pas de joindre les deux bouts. Aussi, Orphée avait-il dû travailler après le brevet, en continuant ses études le soir. Il s’occupait entièrement de ses trois cadets déjà au collège, tandis que son père « se débrouillait » pour les autres.</text:p>
      <text:p text:style-name="P11">Son père était de ces hommes qui s’éloignent continuellement d’une fortune sans cesse à leur portée. Intelligent, ouvert, respecté de tous, on aurait pu penser que le succès répondrait présent à son moindre claquement de doigt. Hélas, il ne le claquait point ce doigt et se tuait à la tâche pour un gain dérisoire ; sans reproches ni revendications, sans amertume… Et ce village solitaire, semblait n’attendre qu’un signe de lui pour se soulever, mais son <text:span text:style-name="_3c_pb_3e_">[1</text:span><text:span text:style-name="_3c_pb_3e_"><text:span text:style-name="T5">2</text:span></text:span><text:span text:style-name="_3c_pb_3e_">]</text:span>calme désarçonnait les plus révoltés et rassérénait les plus aigris…</text:p>
      <text:p text:style-name="Standard">Son village aurait commen<text:span text:style-name="T5">c</text:span>é à retrouver une harmonie qui se raréfiait partout ailleurs dans le pays, pour ne pas dire qu’elle avait disparu…</text:p>
      <text:p text:style-name="Standard">Et si les gens travaillaient avec plaisir et en communauté, la moitié de la journée, le reste du temps serait consacré aux activités sportives et culturelles où l’on exploiterait les capacités de chacun : les voyants, les guérisseurs réapprofondiraient leur science et initieraient des jeunes.</text:p>
      <text:p text:style-name="Standard">Et les instrumentistes, les conteurs, se relayent pour rendre les soirées aussi agréables qu’instructives : on réapprend l’histoire, la mythologie, la philosophie et l’ontologie de sa tribu. Et l’on envisage l’avenir avec optimisme et confiance en soi. Les vieillards acceptent à nouveau de transmettre leur savoir, de parler à des jeunes attentifs qui les écoutent, leur rendant ainsi la dignité qu’on leur avait retirée.</text:p>
      <text:p text:style-name="Standard">Et si les femmes ralentissaient la course au pouvoir et aux richesses, elles ne conseilleraient plus à leurs enfants de chercher tel parti nanti, ne feraient plus pression sur leurs maris pour qu’ils adhèrent à tel parti en place, et briguent tel poste d’honneur. Parce que l’honneur ici se place à un autre niveau, un niveau qualifié de rétrograde et d’anti-progressiste, par les gens de la capitale…</text:p>
      <text:p text:style-name="Standard">C’est pourquoi la famille de Nyango voyait d’un mauvais œil une union avec une telle famille, une famille qui stagnait et freinait le développement. La famille d’Orphée, de son côté, considérait comme une mésalliance l’union avec une « race » de traîtres, d’aliénés et de resquilleurs.</text:p>
      <text:p text:style-name="Standard">Mais chose curieuse, il n’y eut plus d’oppositio<text:span text:style-name="T6">n</text:span> radicale quand les fiancés se furent présentés à leu<text:span text:style-name="T6">r</text:span>s parents respectifs, comme si tous avaient senti, <text:span text:style-name="T6">o</text:span>u pressenti la Vraie Rencontre… Certes les méfiances <text:span text:style-name="_3c_pb_3e_">[1</text:span><text:span text:style-name="_3c_pb_3e_"><text:span text:style-name="T6">3</text:span></text:span><text:span text:style-name="_3c_pb_3e_">] </text:span>avaient persisté. Sciemment ou inconsciemment, on avait retardé le projet ; mais les réticences s’atténuaient de jour en jour, non que l’on ait fini par s’apprécier ou s’accepter, mais parce que la volonté des jeunes gens s’imposait irrésistiblement, comme une fascination qui balayait tout.</text:p>
      <text:p text:style-name="Standard">Et les deux familles finirent par conjurer leurs efforts pour que leurs enfants aillent jusqu’au bout d’eux-mêmes, pour que leur mariage soit un succès.</text:p>
      <text:p text:style-name="Standard">On avait même autorisé les jeunes mariés, en compagnie de deux amis seulement, à traverser le fleuve en crue sur le fragile kayac qu’Orphée avait fabriqué lui-même. Si le ciel agréait cette union, rien ne leur arriverait. Tout le monde avait peur : des jeunes mariés sur un kayac pendant les crues !!! Le Fleuve Blanc pardonnait difficilement ce genre de provocations. Tous y pensaient mais personne ne le dit. Personne ne voulait être l’oiseau de malheur, surtout pas les mariés eux-mêmes : ils tremblaient pour leur vie mais ils avaient besoin de cette dernière voix, la voix du ciel. Leur mariage serait agréé par tous ou il ne serait pas, car c’est toute une vie qui devait se réconcilier avec elle-même, avec la nature, à travers eux. C’était leur rêve, c’était leur vœu.</text:p>
      <text:p text:style-name="P12">Le cœur battant, ils étaient entrés dans le kayac, ils s’étaient confiés aux dieux, et ils avaient traversé le Fleuve Blanc, sans incident. Le reste des convives avait traversé le fleuve par le bac. La fête commencée sur une rive dans la famille de Nyango avait continué sur l’autre dans le village <text:soft-page-break/>natal d’Orphée, jusqu’au lendemain. Le jeune couple hésitait à entrer dans la chambre nuptiale. Déjà, on bavardait : l’outre n’était-elle plus pleine ? l’<text:span text:style-name="T6">É</text:span>toile Initiale avait-elle explosé avant terme ?</text:p>
      <text:p text:style-name="P12"><text:span text:style-name="T6">C’est</text:span> à sept heures du matin qu’Orphée et Nyango se décidèrent enfin pour le grand voyage… Devant <text:span text:style-name="_3c_pb_3e_">[1</text:span><text:span text:style-name="_3c_pb_3e_"><text:span text:style-name="T7">4</text:span></text:span><text:span text:style-name="_3c_pb_3e_">]</text:span> la porte de la chambre nuptiale, on avait posé une bouteille pleine d’eau ; sur le lit des mariés, on avait disposé le traditionnel drap blanc…</text:p>
      <text:p text:style-name="Standard">« … » Et ils se le répétèrent encore : <text:span text:style-name="Emphasis">« </text:span><text:span text:style-name="Emphasis"><text:span text:style-name="T6">l’</text:span></text:span><text:span text:style-name="Emphasis">amour vient à bout de tout… »</text:span>.</text:p>
      <text:p text:style-name="_3c_ab.ornament_3e_"/>
      <text:p text:style-name="Standard">Le sommeil fut long à venir, mais il vint… Il vint s’abattre comme un ouragan, saccageant et retournant tout sur son passage. Les appréhensions, les doutes trop longtemps tus, le combat mené pendant ces trois longues années de fiançailles avaient usé certaines cordes qui lâchaient maintenant, après la victoire. Et les profondeurs béaient. Et l’angoisse fouettait leurs visages comme des réalités plus concrètes que nature, celles des cauchemars ou des rêves merveilleux…</text:p>
      <text:p text:style-name="_3c_ab.ornament_3e_"/>
      <text:p text:style-name="Standard">Le cœur d’Orphée bat follement, pris d’un sentiment de catastrophe… Et voici, le kayac saute en l’air comme projeté par une force surnaturelle et renverse les quatre amis. Ils se battent contre le courant fougueux. Les deux garçons réussissent à remettre le kayac en place. Il faut aider les filles à monter, mais où sont-elles ? ah ! en voici une ! on l’installe. Et Nyango ? Où est Nyango ? Les jeunes gens plongent, appellent, cherchent, crient… Nyango a disparu ! Deux jours et deux nuits, les hommes fouillent, sillonnent le fleuve de part en part. En vain. Les sapeurs-pompiers et la gendarmerie venus à la rescousse ne parviennent pas à un meilleur résultat…</text:p>
      <text:p text:style-name="Standard">Le fleuve rend toujours ses victimes le troisième jour. La nouvelle court jusqu’aux villages les plus <text:span text:style-name="_3c_pb_3e_">[1</text:span><text:span text:style-name="_3c_pb_3e_"><text:span text:style-name="T7">5</text:span></text:span><text:span text:style-name="_3c_pb_3e_">] </text:span>éloignés, elle atteint tous les villages du bout du fleuve. Tous les hommes sont mobilisés dès cinq heures de ce matin du troisième jour. Ils vont et viennent le long des rivages, à l’affût d’un signe. On retourne les buissons, on soulève les troncs creux.</text:p>
      <text:p text:style-name="_3c_ab.ornament_3e_"/>
      <text:p text:style-name="_3c_l_3e_">Quand je m’adresse à une femme et lui demande à manger,</text:p>
      <text:p text:style-name="_3c_l_3e_">Elle m’insulte.</text:p>
      <text:p text:style-name="_3c_l_3e_">Quand j’envoie un enfant à la source pour me puiser de l’eau,</text:p>
      <text:p text:style-name="_3c_l_3e_">Il se détourne de moi.</text:p>
      <text:p text:style-name="_3c_l_3e_">On me dit « <text:span text:style-name="T1">tu as tué ta femme, tu as mangé Madame</text:span> »</text:p>
      <text:p text:style-name="_3c_l_3e_">On me dit « <text:span text:style-name="T1">tu as vendu Madame, tu as coupé ta Dame</text:span> ».</text:p>
      <text:p text:style-name="_3c_l_3e_">Quel or, quel diamant m’auraient été aussi précieux que Madame ?</text:p>
      <text:p text:style-name="_3c_l_3e_">Quelles richesses m’auraient été plus utiles que Madame ?</text:p>
      <text:p text:style-name="_3c_l_3e_">Toi qui conn<text:span text:style-name="T7">ais</text:span><text:span text:style-name="T7"><text:note text:id="ftn1" text:note-class="footnote"><text:note-citation>1</text:note-citation><text:note-body><text:p text:style-name="P4">connait</text:p></text:note-body></text:note></text:span> mon <text:span text:style-name="T7">c</text:span>œur Madame,</text:p>
      <text:p text:style-name="_3c_l_3e_">Toi qui me vois par les yeux de Dieu, tu sais maintenant,</text:p>
      <text:p text:style-name="P13">Je ne t’aurais échangé contre rien au monde…</text:p>
      <text:p text:style-name="P13">Reviens je t’invite, reviens je t’implore</text:p>
      <text:p text:style-name="P13">Viens me chercher, reviens Madame</text:p>
      <text:p text:style-name="P13">Viens m’emporter, reviens Madame</text:p>
      <text:p text:style-name="P13">Viens me délivrer, j’ai de la peine</text:p>
      <text:p text:style-name="P13">Viens me consoler, reviens je t’en prie…</text:p>
      <text:p text:style-name="P13"/>
      <text:p text:style-name="Standard">Et Orphée chantait seul dans son kayac, au milieu du fleuve, juste là où avait disparu Nyango, neuf jours plus tôt, le jour de leur mariage…</text:p>
      <text:p text:style-name="_3c_ab.ornament_3e_"/>
      <text:p text:style-name="Standard"><text:span text:style-name="_3c_pb_3e_">[1</text:span><text:span text:style-name="_3c_pb_3e_"><text:span text:style-name="T7">6</text:span></text:span><text:span text:style-name="_3c_pb_3e_">]</text:span>Neuf jours que les rumeurs couraient bon train : quelle était cette noyade où l’on ne retrouvait <text:soft-page-break/>pas de corps ?</text:p>
      <text:p text:style-name="Standard">Oui. Le fleuve rend toujours ses victimes le troisième jour…</text:p>
      <text:p text:style-name="Standard">Seuls les corps de gens « vendus » disparaissent. Ils sont récupérés pour travailler dans les plantations invisibles des maîtres de Kong…</text:p>
      <text:p text:style-name="Standard"/>
      <text:p text:style-name="Standard">Qui avait vendu Nyango ?</text:p>
      <text:p text:style-name="Standard">Qui avait besoin d’argent ou d’honneurs ?</text:p>
      <text:p text:style-name="Standard">Certainement pas ses parents, non vraiment pas…</text:p>
      <text:p text:style-name="Standard">Ils n’avaient plus besoin de rien.</text:p>
      <text:p text:style-name="Standard">Sauf peut-être d’une fille « cousue de diplômes »…</text:p>
      <text:p text:style-name="Standard">Ils n’auraient pas vendu leur unique fille…</text:p>
      <text:p text:style-name="Standard">Tout de même…</text:p>
      <text:p text:style-name="Standard">Mais Orphée…</text:p>
      <text:p text:style-name="Standard"/>
      <text:p text:style-name="Standard">Orphée venait d’avoir son bac. Il allait certainement gagner un peu plus. Mais on sait ce que c’est que les augmentations dans notre pays. Ce n’était certainement pas ce qui allait résoudre les problèmes de sa famille…</text:p>
      <text:p text:style-name="Standard">N’était-ce pas lui qui avait vendu sa femme ? Quelle idée de faire traverser le fleuve en crue à une jeune mariée dans un machin-truc aussi fragile qu’un kayac ?</text:p>
      <text:p text:style-name="Standard">Ah ! il avait bien préparé son coup et il était. ; bien récompensé : n’avait-on pas annoncé à la radio sa réussite à un concours qui lui donnait droit à une bonne bourse d’études dans une grande école scientifique en Amérique ?</text:p>
      <text:p text:style-name="Standard">Juste le troisième jour de la disparition de Nyango…</text:p>
      <text:p text:style-name="Standard"><text:span text:style-name="_3c_pb_3e_">[16]</text:span>Alors même que l’on cherchait vainement son corps…</text:p>
      <text:p text:style-name="Standard">Et lui qui n’avait même pas versé une larme, ni montré la moindre tristesse, comme s’il n’était pas concerné…</text:p>
      <text:p text:style-name="Standard">Ah ! mon cher, c’était lui, sans doute, et vraiment, il avait bien calculé son coup…</text:p>
      <text:p text:style-name="Standard">Neuf jours que les rumeurs couraient bon train…</text:p>
      <text:p text:style-name="Standard">Et là maintenant au milieu du fleuve, Orphée vit un moment de panique et de désespoir ; il était convaincu que Nyango vivait ; elle ne pouvait pas être morte, elle ne pouvait pas l’abandonner. Mais s’il s’était trompé ? Si réellement c’était fini ? <text:span text:style-name="T7">À</text:span> cette seule pensée, le souffle refuse de pénétrer dans ses poumons, son cœur se fige, sa peau se glace…</text:p>
      <text:p text:style-name="Standard">Mais voici le souffle de Madame sur son cou, comme elle le faisait le soir quand ils restaient trop longtemps courbés sur leurs livres… c’était sa façon à elle de l’encourager, de le réconforter…</text:p>
      <text:p text:style-name="Standard">Alors Orphée sait et se rassure. Nyango vit. Elle vivra toujours…</text:p>
      <text:p text:style-name="Standard">Il rentre au village, le visage lumineux. Il se met à construire leur maison, exactement comme ils l’avaient conçue ensemble, avant leur mariage…</text:p>
      <text:p text:style-name="Standard">Orphée s’anime dans son lit…</text:p>
      <text:p text:style-name="_3c_ab.ornament_3e_"/>
      <text:p text:style-name="Standard">Orphée et Nyango avaient mis à profit les années de leurs fiançailles pour construire leur maison. Chaque période des vacances était employée pleinement pour la réalisation de ce projet… Et ils avaient réussi.</text:p>
      <text:p text:style-name="Standard">Il y avait cinq chambres à coucher, un grand <text:span text:style-name="T7">li</text:span>ving, qui pouvait être partagé en deux parties, le salon et la salle à manger. Il y avait également une Cuisine et trois salles d’eau incorporées, bien que <text:span text:style-name="_3c_pb_3e_">[1</text:span><text:span text:style-name="_3c_pb_3e_"><text:span text:style-name="T7">8</text:span></text:span><text:span text:style-name="_3c_pb_3e_">] </text:span>cette pratique ne soit pas encore entrée dans les mœurs au village. En effet, coutumièrement, la cuisine était construite à part, avec deux chambres supplémentaires dont une servait généralement de grenier et l’autre de chambre à coucher à la maîtresse de maison. C’était son royaume et elle n’allait dans la « maison principale » que pour rejoindre son époux, quand elle était sollicitée…</text:p>
      <text:p text:style-name="Standard">La salle d’eau et les latrines étaient construites un peu plus en retrait, derrière les maisons.</text:p>
      <text:p text:style-name="Standard">Mais les fiancés avaient tenu à cette commodité moderne de tout avoir dans une même maison. Leur chambre à coucher avait donc au sud, la salle d’eau, au nord un petit réduit qui leur servirait de lieu de recueillement et de prière. La porte de cette sorte de sanctuaire rappelait une niche. Cette <text:soft-page-break/>niche avait été peinte en violet. Elle accueillerait plus tard « le fétiche » de leur union. La tête de lit était tournée vers l’Ouest. Sur le mur Est, tout blanc, en face du lit, ils avaient prévu un clou unique pour suspendre un objet d’art, quand ils en trouveraient un à leur goût…</text:p>
      <text:p text:style-name="Standard">L’extérieur de la maison était tout ocre, comme l’argile. Tout l’intérieur était blanc. Les rideaux étaient tous bleus, sauf ceux de leurs chambres à coucher qui étaient blancs et indigos…</text:p>
      <text:p text:style-name="_3c_l_3e_">L’amour mériterait un socle</text:p>
      <text:p text:style-name="_3c_l_3e_">une niche couleur de l’esprit</text:p>
      <text:p text:style-name="_3c_l_3e_">placée à l’angle le plus réceptif du monde</text:p>
      <text:p text:style-name="_3c_l_3e_">Le violet anti-matière de la lumière blanche :</text:p>
      <text:p text:style-name="_3c_l_3e_"/>
      <text:p text:style-name="_3c_l_3e_">Et il sourd du Nord l’énergie attractive qui retiendra l’Amour.</text:p>
      <text:p text:style-name="_3c_l_3e_"/>
      <text:p text:style-name="_3c_l_3e_">Le fétiche y veillerait</text:p>
      <text:p text:style-name="_3c_l_3e_"><text:span text:style-name="_3c_pb_3e_">[18]</text:span>Et l’amour sur cet autel</text:p>
      <text:p text:style-name="_3c_l_3e_">par le point réceptif de la plénitude</text:p>
      <text:p text:style-name="_3c_l_3e_"/>
      <text:p text:style-name="_3c_l_3e_">L’Amour recueillerait de l’Ouest</text:p>
      <text:p text:style-name="_3c_l_3e_"/>
      <text:p text:style-name="_3c_l_3e_">l’énergie pure d’un soleil mûr</text:p>
      <text:p text:style-name="_3c_l_3e_">La lumière naîtrait de chaque jour neuf</text:p>
      <text:p text:style-name="_3c_l_3e_">tamisée par le savoir bleu et indigo,</text:p>
      <text:p text:style-name="_3c_l_3e_">par l’angle le plus émettant du monde</text:p>
      <text:p text:style-name="_3c_l_3e_">Et jaillirait de l’Est, le rayon blanc-actif du beau et du fort.</text:p>
      <text:p text:style-name="_3c_l_3e_"/>
      <text:p text:style-name="_3c_l_3e_">L’Eau maturera la pleine abondance du Sud</text:p>
      <text:p text:style-name="_3c_l_3e_">L’Eau fécondera les corps d’argile et de feu</text:p>
      <text:p text:style-name="_3c_l_3e_">Et l’Amour méritera un socle…</text:p>
      <text:p text:style-name="_3c_l_3e_">Dans son rêve, Orphée reconstruisait leur maison…</text:p>
      <text:p text:style-name="_3c_l_3e_">Il se retourna dans son lit…</text:p>
      <text:p text:style-name="Standard"/>
      <text:p text:style-name="Standard">Personne ne lui parle plus dans le village. Sa mère, ses frères et sœurs ont disparu : ils se cachent quelque part, peut-être pour échapper à la horde ? et son père ?</text:p>
      <text:p text:style-name="Standard">Son père n’était pas bavard. Il lui avait souvent dit : « <text:span text:style-name="Emphasis">Les gens parlent trop et ne s’écoutent jamais, pourquoi leur parlerais-je, leur dirais-je des choses qu’ils n’entendront même pas ?</text:span> »</text:p>
      <text:p text:style-name="Standard">Alors O<text:span text:style-name="T8">r</text:span>phée se tait. Mais il écoute lui, et il entend. Il construit sa maison ; elle monte tous les jours. Et il se dit que c’est un privilège d’écouter et d’entendre enfin. Il ne s’était jamais rendu compte du monumental nombre de mots qu’une bouche déversait tous les jours, mais surtout, il ne s’était pas rendu compte de l’inconscience des hommes : inconscience de ce qui se dit, se fait, de ce qui se passe autour de soi ; inconscience de ce qu’on dit, de ses implications, des conséquences de ses actes. <text:span text:style-name="_3c_pb_3e_">[</text:span><text:span text:style-name="_3c_pb_3e_"><text:span text:style-name="T8">21</text:span></text:span><text:span text:style-name="_3c_pb_3e_">] </text:span>Un mot tisse une chaîne de réactions qui se poursuivent jusqu’à l’infini. Son père avait raison : « <text:span text:style-name="Emphasis">chaque homme devrait s’imposer au moins un mois de silence dans sa vie, pour prendre conscience, pour comprendre la vie, et pour savoir pourquoi il y a un Dieu</text:span> ». Car il ne peut pas ne <text:soft-page-break/>pas y avoir un Dieu, on s’en rend compte quand on se tait.</text:p>
      <text:p text:style-name="Standard">Quand on se tait, on est assailli par le bruit, un bourdonnement intense rempli de cris, de chants, de rires, d’invites, mais surtout de questions. Qui est ce bruit ? Faites donc l’expérience : taisez-vous ! Bouchez vos oreilles, et écoutez à l’intérieur. Le bruit est en vous. Il aspire à la vie. Vous devez la lui donner. Vous êtes né pour créer, pour donner, pour renouveler la vie. Qui est cette Vie ? Donner la vie à un bruit, c’est lui donner une forme, un corps de bruit fait de sons et de couleurs, fait de mots et de pensées originales, uniques. Qui sont ces mots, ces pensées ?</text:p>
      <text:p text:style-name="Standard">Depuis qu’Orphée s’était tu, il avait été obligé de créer, de matérialiser son bruit intérieur. Un certain nombre de questions effleurait maintenant sa conscience objective. Un proverbe de chez lui disait : « <text:span text:style-name="T1">au lieu de regarder où vous êtes tombé, cherchez plutôt où vous avez glissé…</text:span> » Où avait-il glissé lui, pour tomber là où il était ? Mais où était-il au fait ? Autour de lui, rien que des visages tordus par une sourde haine. Haine du voisin, haine de soi-même peut-être ?… Qui était cette haine ?</text:p>
      <text:p text:style-name="Standard">Autour de lui, plus personne n’émergeait. <text:span text:style-name="T9">É</text:span>merger seul pour aller où ? Pour quoi faire ? Que faire d’ailleurs dans une société qui avait décidé d’en finir dans un suicide collectif ?</text:p>
      <text:p text:style-name="Standard">Tout le génie créateur était voué aux maléfices, à la destruction, à l’auto-destruction ; un enfant avançait-il trop vite dans ses études ? un commerçant faisait-il de bonnes affaires ? un politicien <text:span text:style-name="_3c_pb_3e_">[2</text:span><text:span text:style-name="_3c_pb_3e_"><text:span text:style-name="T9">1</text:span></text:span><text:span text:style-name="_3c_pb_3e_">] </text:span>grimpait-il vite au sommet de la hiérarchie ? une femme s’épanouissait-elle ? On « vendait » les uns, on « mangeait » les autres. On écumait les tombes à la recherche de squelettes à vendre : à qui ? aux « Blancs » et aux Arabes qui en extrayaient un philtre consommé à l’échelle internationale, disait-on. Et l’on fabriquait des poisons de plus en plus sophistiqués : poisons téléguidés, poisons par contact, poisons transportés par des insectes dressés, poisons sur les ombres, etc. Et on déplaçait les cercueils par télékinésie souterraine !!! Une partie des populations se livrait au pillage des tombes, à la vente des corps. L’autre s’évertuait à découvrir la première et à lui « faire son affaire » : on enfonçait un clou dans la tête des pilleurs de tombes ou bien on leur faisait boire l’eau de la décomposition des cadavres, ou encore on leur enfonçait des cendres avec de la chaux dans l’anus !!!</text:p>
      <text:p text:style-name="Standard">Et le cercle infernal se perpétuait.</text:p>
      <text:p text:style-name="Standard">Et claquaient, et résonnaient des mots aux syllabes damnées : Kông ! Kông ! Fam-laa ! Fam-laa !</text:p>
      <text:p text:style-name="Standard">De fantastiques chantiers ouvrent leurs portes de nuit : des immeubles poussent de la terre avec la fougue des champignons vénéneux. Des plantations éclosent par enchantement. Traite ! On traite. Traîtreusement. Et des zombies travaillent nuit et jour, sous terre, pour des maîtres qui les ont achetés à leurs familles, à leurs amis, contre la fortune, contre les honneurs… Traite ! On traite. Transcendantalement. On sépare l’âme de son véhicule et on la maintient emprisonnée au mont « Koupé », alors que le corps… Le corps plisse, creuse, se creuse, s’use jusqu’à ce que les cordes d’or et d’argent se cassent, seconde mort qui libère l’âme et lui permet de se résorber dans la conscience unique.</text:p>
      <text:p text:style-name="Standard">Le génie zodiacal nommé scorpion s’était emparé des foules et l’on détruisait, et l’on s’auto-<text:span text:style-name="T10">d</text:span>étruisait <text:span text:style-name="_3c_pb_3e_">[2</text:span><text:span text:style-name="_3c_pb_3e_"><text:span text:style-name="T10">2</text:span></text:span><text:span text:style-name="_3c_pb_3e_">] </text:span>avec une frénésie que l’on pouvait qualifier de géniale. Et la peur s’était installée ; elle maintenait les villages dans un « végétatisme » morbide. La peur enfantait la haine, haine de l’autre, témoin de notre peur, de notre honte, symbole de la conscience de notre dégradation, de notre humiliation, une conscience qu’on avait décidé<text:span text:style-name="T10">e</text:span><text:span text:style-name="T10"><text:note text:id="ftn2" text:note-class="footnote"><text:note-citation>2</text:note-citation><text:note-body><text:p text:style-name="P5">décidé</text:p></text:note-body></text:note></text:span> de noyer.</text:p>
      <text:p text:style-name="Standard">Ce peuple fut pourtant une fière race…</text:p>
      <text:p text:style-name="Standard">Ses fils refusaient le chef et l’état d’esclave, se considérant tous comme nobles et responsables, rois de leurs consciences… Et « l’initiation de l’univers » basée sur la puissance de la parole, conduisait à la maîtrise du « mot-force » : poésie – philosophie – efficacité. Ce mot ôtait ou donnait la vie ; il devait résoudre tous les problèmes, guérir…, même les morsures de serpents !</text:p>
      <text:p text:style-name="Standard">La « grande parole » affirmait que l’homme ne serait avili que par lui-même, en commettant des bassesses, des actes honteux, tout simplement. Alors l’asservissement s’abat sur lui et il se désagrège là, boudé par les mouches, les asticots… Aussi les hommes fuyaient comme la peste tout ce qui pouvait faire honte…</text:p>
      <text:p text:style-name="Standard"><text:soft-page-break/>Et ils marchaient, la poitrine bombée, la tête haute ; ils répondaient à l’appel en clamant fièrement leur lignée et en frappant finalement la main droite sur le torse pour dire leur nom… Leurs reins étaient ceints d’immenses pagnes dont les pans retombaient lourdement, semblant les retenir solidement au sol, les attacher à la matière à jamais ; et pourtant… Ils ne furent ni artisans, ni commerçants ; le libre échange seul tenait lieu de monnaie. Ils ne sculptèrent qu’un seul masque : « le justicier » qui symbolisait le dieu des morts, et se transmettait au fil des siècles à la garde des initiés…</text:p>
      <text:p text:style-name="Standard">Ils ne cultivaient que pour nourrir leurs familles et en réalité, la seule richesse importante se mesurait <text:span text:style-name="_3c_pb_3e_">[2</text:span><text:span text:style-name="_3c_pb_3e_"><text:span text:style-name="T10">3</text:span></text:span><text:span text:style-name="_3c_pb_3e_">] </text:span>par le nombre de vies humaines engendrées… Aussi l’être stérile était-il le plus pauvre.</text:p>
      <text:p text:style-name="Standard">Le culte fut celui du savoir et du savoir-dire…</text:p>
      <text:p text:style-name="Standard">Ici, le savoir-dire et la poésie étaient les plus grandes formes d’expression artistique.</text:p>
      <text:p text:style-name="Standard">Les historiens racontent le passé, interrogent le présent et imaginent l’avenir dans une gerbe de mots taillés comme des diamants. Et les populations impatientes s’abreuvent d’une émotion constamment renouvelée, puisée à la source même de leur créativité.</text:p>
      <text:p text:style-name="Standard">Des « philosophes » démêlent des litiges : ils élèvent les compréhensions jusqu’à l’ultime conscience… Comment en serait-il autrement ? Ici, les mots changent totalement de sens à une nuance près dans l’intonation. Alors on malaxe, on élabore, on polit, on fignole, on joue sur le son et sa vibration. Et les plus graves problèmes reviennent à leur degré zéro ; les adversaires s’étonnent qu’une telle broutille ait pu les mettre hors d’eux-mêmes.</text:p>
      <text:p text:style-name="Standard">Des « avocats » plaident les causes perdues : on applaudit l’originalité d’un style qui « fait passer » toutes les idées… Et le « condamné » salue un nouveau jour, une nouvelle vie qu’il doit à l’Art.</text:p>
      <text:p text:style-name="Standard">Des « manieurs » de la parole thérapeutique retrouvent le « verbe perdu », le triple son qui créa le monde. Ils connaissent les vibrations contenues dans chaque ton, dans chaque mot, dans tous les souffles. Ils maîtrisent l’esprit du mal par la « juste » combinaison des sons, par le poids du mot « juste ». Et l’ordre revient dans les cellules, et l’esprit réanime la matière.</text:p>
      <text:p text:style-name="Standard">Il y avait aussi des « harangueurs » de foules pendant les travaux communautaires, des « rythmeurs » de la parole chantée, des « satiriques », des « spécialistes » du proverbe… Bref, tout fils de ce peuple était artiste dès qu’il prenait la parole…</text:p>
      <text:p text:style-name="P14"><text:span text:style-name="_3c_pb_3e_">[2</text:span><text:span text:style-name="_3c_pb_3e_"><text:span text:style-name="T11">4</text:span></text:span><text:span text:style-name="_3c_pb_3e_">]</text:span>Orphée se retourne dans son lit.</text:p>
      <text:p text:style-name="P14">Il se demande où il est…</text:p>
      <text:p text:style-name="_3c_ab.ornament_3e_"/>
      <text:p text:style-name="Standard">C’est un village. Les maisons sont carrées ou rectangulaire<text:span text:style-name="T11">s</text:span><text:span text:style-name="T11"><text:note text:id="ftn3" text:note-class="footnote"><text:note-citation>3</text:note-citation><text:note-body><text:p text:style-name="P6">rectangulaire</text:p></text:note-body></text:note></text:span>, crépies à l’argile ocre, ou blanchies au kaolin, et alignées de part et d’autre d’une route principale. Les cours se confondent avec la route, et sont balayées ensemble le matin par les enfants. Les arrière-cours sont délimitées par des haies d’hibiscus pour endiguer les feuilles de cacao qui volettent partout au moindre souffle d’air, et pour décorer aussi peut-être ?</text:p>
      <text:p text:style-name="Standard">Les futures mères utilisent les feuilles d’hibiscus pour des lavements intestinaux ; elles affirment que ça facilite l’accouchement et que les enfants naissent <text:span text:style-name="T11">propres</text:span>… Les hommes exercent leurs machettes sur <text:span text:style-name="T11">l</text:span>es haies le matin pour s’assurer qu’elles ont bien été aiguisées. Les ménagères « arrosent » les haies avec leurs eaux de ménage… Allez savoir !…</text:p>
      <text:p text:style-name="Standard">Au-delà des haies, des cacaoyères, si bien taillées qu’elles rappellent des casques de cheveux ! Le sol est matelassé de feuilles mortes qui empêchent l’herbe de pousser. Quelques palmiers à huile dressent élégamment leurs troncs noirs comme des cobras aux aguets…</text:p>
      <text:p text:style-name="Standard">Autrefois, les maisons étaient entourées de champs d’arachides, d’ignames, de maniocs, et de pois. On cultivait à la tombée du soleil en surveillant d’un œil le repas du soir qui cuisait au feu de bois dans la cour. Aujourd’hui, les « plantations industrielles » ont remplacé autour des maisons les « champs » de vivres qui ont été repoussés de plus en plus loin. Les femmes (les pauvres ! ) doivent s’y rendre pour travailler encore après les corvées <text:span text:style-name="_3c_pb_3e_">[2</text:span><text:span text:style-name="_3c_pb_3e_"><text:span text:style-name="T11">5</text:span></text:span><text:span text:style-name="_3c_pb_3e_">] </text:span>de la « plantation ». Le chemin est long et grande la fatigue.</text:p>
      <text:p text:style-name="Standard">Certaines y laissent leur peau ; tenez… l’année dernière, la vieille Nanga y est morte sous le poids <text:soft-page-break/>des vivres et du bois de chauffage. On a retrouvé le lendemain son corps rongé par les fourmis rouges, le cou tordu sous son panier… Mais peut-être sa famille l’avait-elle vendue au Kông ?</text:p>
      <text:p text:style-name="Standard">Derrière la cacaoyère, une touffe plus dense obstrue la ligne d’horizon ; c’est la forêt. Parfois, on a l’impression qu’elle se resserre autour des cacaoyères comme le boa autour d’une gazelle ; on étouffe, on va s’étrangler, puis elle desserre l’étreinte et semble s’éloigner.</text:p>
      <text:p text:style-name="Standard">C’était l’orage ; c’est après la pluie ; on respire. Et chaque année, on s’acharne sur la forêt. On scie, on abât. Des géants noueux, gorgés de sèves séculaires, sont scindés en billes et transportés là-bas… Quand on les remplace, ce qui n’est pas obligatoire, on plante le palmier nain, le caféier, des éléments du paysage de demain…</text:p>
      <text:p text:style-name="Standard">C’est dans ce village que vit Orphée. L’horizon n’y est pas ample ; il est touffu, plein. Il faut complètement casser le cou, nuque contre omoplates, pour voir un coin du ciel…</text:p>
      <text:p text:style-name="_3c_ab.ornament_3e_"/>
      <text:p text:style-name="Standard">Depuis la neuvaine de deuil où il avait senti le souffle chaud de Nyango sur sa nuque, Orphée avait continué à venir en ce lieu tous les neuf jours. Il y venait parler avec Nyango, parler pour lui-même et pour elle, pour faire le point de ce qu’il avait appris en silence. En effet, il se considérait maintenant comme élève de l’école de la vie. Une école supérieure où il apprenait réellement quelque chose, chaque jour, une leçon qui pénétrait et marquait <text:span text:style-name="_3c_pb_3e_">[2</text:span><text:span text:style-name="_3c_pb_3e_"><text:span text:style-name="T11">6</text:span></text:span><text:span text:style-name="_3c_pb_3e_">] </text:span>son âme à jamais, une leçon de l’expérience individuelle et quotidienne…</text:p>
      <text:p text:style-name="Standard">Ce jour de la première « neuvaine de mois », Orphée s’était préparé plus particulièrement pour sa visite à Nyango ; leur maison était terminée jusqu’aux moindres finitions. Les linteaux de portes avaient été peints à la kola. Les rideaux indigos, bleus et blancs, créaient une ambiance originale. Les ustensiles de cuisine pendaient à une claie, étincelants<text:note text:id="ftn4" text:note-class="footnote"><text:note-citation>4</text:note-citation><text:note-body><text:p text:style-name="Footnote">étincelants</text:p></text:note-body></text:note>. Du bois de chauffage, bien fendu et prêt à l’emploi, était bien rangé sous la claie, de même qu’un réchaud à pétrole ; c’est que l’usage du gaz n’était pas encore arrivé sur cette rive du fleuve, dans ce coin perdu de la forêt des « Accapareurs ». La haie d’hibiscus avait été soigneusement taillée.</text:p>
      <text:p text:style-name="Standard">Orphée avait fermé la porte à clé. Il voulait d’abord trouver sa mère. Comment pourrait-il retrouver Nyango au pays des morts s’il ne réussissait pas à trouver sa mère au pays des vivants ?</text:p>
      <text:p text:style-name="Standard">Son cœur s’affole et il s’agite dans son lit…</text:p>
      <text:p text:style-name="Standard">La dernière fois qu’il avait vu sa mère, c’était lors des cérémonies de la première neuvaine de deuil de Nyango : on avait interrogé le village sur les causes de cette mort. On avait demandé à ceux qui lui devaient quelque chose de le dévoiler et de faire la paix. On s’était « lavé les mains » et on avait libéré son âme de toute contrainte. « <text:span text:style-name="T1">Dors en paix Nyango, tout le village te bénit, dors en paix…</text:span> » Seul Orphée avait refusé de participer à ces rites. « <text:span text:style-name="T1">Évidemment n’est-ce pas ?</text:span> chuchotait la foule. <text:span text:style-name="T1">Il n’allait quand même pas être parjure publiquement et devant la</text:span><text:span text:style-name="T1"><text:note text:id="ftn5" text:note-class="footnote"><text:note-citation>5</text:note-citation><text:note-body><text:p text:style-name="P6">la la</text:p></text:note-body></text:note></text:span><text:span text:style-name="T1"> mort…</text:span> » Sa mère l’avait supplié de s’acquitter de la coutume puisqu’il était innocent, mais il s’était contenté de dire en souriant « <text:span text:style-name="T1">mais puisque Nyango vit…</text:span> ».</text:p>
      <text:p text:style-name="Standard">Depuis ce jour, il n’avait plus desserré les lèvres, bien qu’il continuât d’exécuter sa part de travail. On <text:span text:style-name="_3c_pb_3e_">[2</text:span><text:span text:style-name="_3c_pb_3e_"><text:span text:style-name="T12">7</text:span></text:span><text:span text:style-name="_3c_pb_3e_">]</text:span>avait conclu que le choc l’avait rendu fou et muet…</text:p>
      <text:p text:style-name="Standard">Or, voici sa mère, et Orphée s’avance vers elle : « <text:span text:style-name="T1">Mère, tout est prêt pour accueillir Nyango. Je vais donc aller la chercher. Je ne sais combien de temps il me faudra, mais voici un double des clés. Si tu peux, maintiens la maison accueillante jusqu’à notre retour…</text:span> »</text:p>
      <text:p text:style-name="Standard">Et Orphée avait déjà disparu au tournant de la route qui mène vers le fleuve. La mère parcourut la berge en criant, suivie de la population du village. Le kayac revenait du large comme guidé par une force invisible, Vide !…</text:p>
      <text:p text:style-name="Standard">Il y eut une neuvaine de deuil. « <text:span text:style-name="T1">Dors en paix Orphée, tout</text:span><text:span text:style-name="T1"><text:note text:id="ftn16" text:note-class="footnote"><text:note-citation>6</text:note-citation><text:note-body><text:p text:style-name="P7">toute</text:p></text:note-body></text:note></text:span><text:span text:style-name="T1"> le village te bénit, dors en paix Orphée…</text:span> » Seule sa mère refusa de s’acquitter du rite. Tous les matins, elle allait dans la maison d’Orphée guetter son retour. On la catalogua… Tel fils, telle mère…</text:p>
      <text:p text:style-name="_3c_ab.ornament_3e_"/>
      <text:p text:style-name="Standard">À cet endroit du fleuve, pendant la saison sèche, tous les rochers sont dehors comme pour capter <text:soft-page-break/>la particulière énergie solaire qui leur manque tant pendant les crues. Le grand rocher noir, là au milieu des autres, contient une source mystérieuse à sa crête. Quelle que soit la sécheresse, il y a toujours de l’eau fraîche. Pendant les pêches collectives (une fois l’an), on interdit aux enfants de s’en approcher. En effet, bien que l’eau y soit claire comme du cristal, on ne voit pas le fond de cette étrange source ; de plus, on entend le bruit d’un autre monde quand on se penche sur la source : des chants de coqs, des aboiements de chiens, des cris et des rires de femmes et d’enfants…</text:p>
      <text:p text:style-name="Standard">Le Conseil des Sages a décidé de faire à cet endroit un sacrifice annuel pour les mânes des ancêtres : <text:span text:style-name="_3c_pb_3e_">[2</text:span><text:span text:style-name="_3c_pb_3e_"><text:span text:style-name="T12">8</text:span></text:span><text:span text:style-name="_3c_pb_3e_">]</text:span>un mouton et le plus gros poisson attrapé pendant la pêche collective y sont déposés vivants. On ne les retrouve jamais…</text:p>
      <text:p text:style-name="Standard">Pendant la saison des pluies, la source disparaît et aucun repère n’a pu être définitif pour la localiser. Certaines années, elle est en amont par rapport au village et les années suivantes on la retrouve en aval. Aussi le mouton du sacrifice suit-il les pêcheurs jusqu’à ce qu’on arrive au rocher à la source mystérieuse…</text:p>
      <text:p text:style-name="_3c_ab.ornament_3e_"/>
      <text:p text:style-name="Standard">Depuis ce matin, je marche. Je n’ai rencontré aucun être vivant. Je n’ai entendu que le bruit de l’eau qui sifflait à mes oreilles et dans mon nez. <text:span text:style-name="T12">À</text:span> la tombée de la nuit, je me suis littéralement écroulé, convaincu que j’étais mort. Or, voici la source mystérieuse et je bois. Enfin la vie : des grillons commentent la fraîcheur du soir… Vivant ! je suis vivant ! je vais retrouver Nyango. Je consens donc à me reposer, avec la certitude de me réveiller et de continuer ma route…</text:p>
      <text:p text:style-name="Standard">Il y a six heures que je dors ! il faut partir. Deux routes que je n’avais pas remarquées en arrivant s’ouvrent devant moi et pénètrent dans la source mystérieuse. L’une à ma droite et l’autre à ma gauche. Elles sont parfaitement identiques. Laquelle prendre ? Si encore l’une avait été tortueuse et l’autre large… La droite… La droite du Père… Nyango serait certainement à la droite du Père si elle était morte… Mais Nyango vit, j’en suis sûr. Elle aura certainement pris la gauche, elle aurait préféré la gauche. Eh mais… La source mystérieuse mène au pays des ancêtres. Si Nyango est dedans, quelle que soit la route, c’est qu’elle est morte !!! Mes aïeux… Ce n’est pas possible !</text:p>
      <text:p text:style-name="Standard"><text:span text:style-name="_3c_pb_3e_">[29]</text:span>« <text:span text:style-name="T1">Laisse ta Mort avec ses morts. Viens avec moi, je suis ta Vie. Il y a tant de beautés vivantes qui t’attendent… Viens avec moi, je suis la Vie…</text:span> »</text:p>
      <text:p text:style-name="Standard">Six heures se sont encore écoulées depuis que je tergiverse… Où est Nyango ? Quelle route me mènera vers elle ? J’ai pris la gauche. Peut-être mène-t-elle en enfer ? Mais je suis prédestiné. Orphée doit se battre en enfer et pas au ciel. Et si elle n’y est pas ? Eh bien, elle viendra m’y chercher… On innovera…</text:p>
      <text:p text:style-name="Standard"/>
      <text:p text:style-name="_3c_l_3e_">Je l’aime</text:p>
      <text:p text:style-name="_3c_l_3e_">Je l’aime comme on ne peut aimer que soi-même</text:p>
      <text:p text:style-name="_3c_l_3e_">Son souffle est comme la brise du soir.</text:p>
      <text:p text:style-name="_3c_l_3e_">La salive de sa bouche est un miel des forêts vierges</text:p>
      <text:p text:style-name="_3c_l_3e_">Savoureux et odoriférant à enivrer</text:p>
      <text:p text:style-name="_3c_l_3e_">Sa peau est un velours de soie</text:p>
      <text:p text:style-name="_3c_l_3e_">Je l’aime</text:p>
      <text:p text:style-name="_3c_l_3e_">Sa parole est un écho de moi-même</text:p>
      <text:p text:style-name="_3c_l_3e_">Un moi-même égaré depuis des âges</text:p>
      <text:p text:style-name="_3c_l_3e_">Un moi-même oublié là-bas</text:p>
      <text:p text:style-name="_3c_l_3e_">Plus près de Dieu.</text:p>
      <text:p text:style-name="_3c_l_3e_">Je la perds et la retrouve chaque fois</text:p>
      <text:p text:style-name="_3c_l_3e_">Et si je me perds, elle me retrouvera.</text:p>
      <text:p text:style-name="_3c_l_3e_"><text:soft-page-break/>On innovera…</text:p>
      <text:p text:style-name="_3c_l_3e_">Je l’aime.</text:p>
      <text:p text:style-name="_3c_l_3e_">Où es-tu Nyango ?</text:p>
      <text:p text:style-name="_3c_l_3e_">Réponds-moi mon amour…</text:p>
      <text:p text:style-name="Standard"/>
      <text:p text:style-name="P15"><text:span text:style-name="T12">À</text:span> peine ai-je abordé le premier tournant que je suis happé par une spirale… une spirale en forme de sept, une spirale qui parle, pendant que je descends, descends, descends, interminablement vers le <text:span text:style-name="T12">cœ</text:span>ur de la terre…</text:p>
      <text:p text:style-name="_3c_l_3e_">– Je suis le chariot de Ng<text:span text:style-name="T12">u</text:span>é</text:p>
      <text:p text:style-name="_3c_l_3e_">Ngué le justicier</text:p>
      <text:p text:style-name="_3c_l_3e_"><text:span text:style-name="_3c_pb_3e_">[</text:span><text:span text:style-name="_3c_pb_3e_"><text:span text:style-name="T12">30</text:span></text:span><text:span text:style-name="_3c_pb_3e_">]</text:span>Ngué le Magnanime</text:p>
      <text:p text:style-name="_3c_l_3e_">Je suis la providence du voyageur fatigué</text:p>
      <text:p text:style-name="_3c_l_3e_">Je l’aide à continuer sa route</text:p>
      <text:p text:style-name="_3c_l_3e_">Je te conduirai dans le sens de ton choix</text:p>
      <text:p text:style-name="_3c_l_3e_">L’aller ou le retour</text:p>
      <text:p text:style-name="_3c_l_3e_">Indique-moi ta volonté.</text:p>
      <text:p text:style-name="Standard">– Je cherche Nyango. L’as-tu vu passer ?</text:p>
      <text:p text:style-name="Standard">– Je vois passer beaucoup de jeunes femmes Qui vont dans les deux sens…</text:p>
      <text:p text:style-name="Standard">– Je l’aurais rencontrée si elle était retournée, Si elle est passée, c’est dans le sens de l’aller… L’as-tu vue ?</text:p>
      <text:p text:style-name="_3c_l_3e_">– Qui te dit qu’elle a emprunté cette voie ?</text:p>
      <text:p text:style-name="_3c_l_3e_"><text:span text:style-name="T12">À</text:span> quoi l’aurais-je reconnue ?</text:p>
      <text:p text:style-name="_3c_l_3e_">Et quand je le saurais, pourquoi te le dirais-je ?</text:p>
      <text:p text:style-name="_3c_l_3e_">Car les hommes ne font jamais la part des choses.</text:p>
      <text:p text:style-name="_3c_l_3e_">Je suis le chariot de Ngué</text:p>
      <text:p text:style-name="_3c_l_3e_">Providence du voyageur fatigué</text:p>
      <text:p text:style-name="_3c_l_3e_">Je le conduis d’après son choix</text:p>
      <text:p text:style-name="_3c_l_3e_">Vers son équilibre</text:p>
      <text:p text:style-name="_3c_l_3e_">Vers sa propre justice</text:p>
      <text:p text:style-name="_3c_l_3e_">Là s’arrête mon rôle assigné par Ngué</text:p>
      <text:p text:style-name="_3c_l_3e_">Ngué le Magnanime</text:p>
      <text:p text:style-name="_3c_l_3e_">Le Haut et le Bas</text:p>
      <text:p text:style-name="_3c_l_3e_">Ngué le constant renouvellement…</text:p>
      <text:p text:style-name="Standard"/>
      <text:p text:style-name="Standard">Il me faut prendre les rênes… pour aller… vers quelle direction ? <text:span text:style-name="T12">À</text:span> qui demander conseil ?</text:p>
      <text:p text:style-name="Standard">Le civilisateur vint un jour ; pris de pitié pour les barbares, il vint leur instaurer l’école. Une école <text:span text:style-name="_3c_pb_3e_">[30]</text:span>où l’on apprenait à tracer des signes et à dire des choses qu’on ne comprenait pas. Mais qu’importe ? C’était les mêmes signes qu’on traçait chez lui, les mêmes choses qu’on disait là-bas. On demandait à Dieu un pain quotidien qu’on ne connaissait pas ; tant pis, nos ancêtres les Gaulois en mangeaient… Là-bas, on apprenait à réfléchir à l’école. Ici, il suffisait de réciter on avait déjà réfléchi pour nous. Dès la première classe, il nous fallut le cartable pour emmagasiner la somme des <text:soft-page-break/>réflexions ; le cahier de langue, le cahier de calcul, le livre de lecture… la leçon de choses… Tout dépendait de ça. Impossible d’apprendre quoi que ce soit les mains vides.</text:p>
      <text:p text:style-name="Standard">Le Prophète a prédit l’arrivée de la Vérité « <text:span text:style-name="Emphasis">il viendra un homme portant le Livre ; il nous ouvrira les portes de l’évolution. Il nous élèvera jusqu’à l’assimilation totale : il nous purifiera, il nous absorbera. Nous serons Blancs</text:span> ». Le prophète l’a écrit… La paix soit avec toi au siècle des siècles, Saint-Harris !</text:p>
      <text:p text:style-name="Standard">Et l’université perpétua la Vérité <text:span text:style-name="T13">É</text:span>crite : elle invoqua les Savants avec « ES » majuscule, lesquels se mirent à polir les Manans avec grand « thème ». Récite, copie, recopie, polycopie-prédigérée ! Le réflexe de la « cogitation » personnelle devenant une fatigue, un outrage, il se sclérosa, de A à Z : Allah Zombifiant, ses créatures par une nuit de sabbat divin !…</text:p>
      <text:p text:style-name="Standard">Et, à mourir pour mourir vide, on choisit d’hiberner dans le luxe ; dans un sursaut goulu, on consomma les « Femmesvoituresvillas », les « frigécochaînestéréotélévisioncouleur » qu’on baptisa : « marques extérieures de possibilités… ». À mourir pour mourir seul, on choisit de végéter en « association » : on créa le Parti-Troupeau-Unique.</text:p>
      <text:p text:style-name="Standard"><text:span text:style-name="T13">À</text:span> mourir pour mourir muet, on choisit d’aller <text:span text:style-name="_3c_pb_3e_">[31] </text:span>« jacter à l’Est ». Et dans une épouvantable indigestion, on se mettait le doigt « jusqu’au cou » pour vomir ; à peine réussissait-on à <text:span text:style-name="T13">crachoter</text:span><text:span text:style-name="T13"><text:note text:id="ftn15" text:note-class="footnote"><text:note-citation>7</text:note-citation><text:note-body><text:p text:style-name="P8">crachotter</text:p></text:note-body></text:note></text:span> « gouver-coopération-nement-démocrate », qu’on se gargarisait de « peuplimpérialisme »…</text:p>
      <text:p text:style-name="Standard"><text:span text:style-name="T13">À</text:span> mourir pour mourir sourd, à mourir pour mourir pour de bon, on choisit de faire du bruit, et on chantait :</text:p>
      <text:p text:style-name="_3c_l_3e_">« II faut séparer</text:p>
      <text:p text:style-name="_3c_l_3e_">II faut nous séparer</text:p>
      <text:p text:style-name="_3c_l_3e_">On s’entend trop,</text:p>
      <text:p text:style-name="_3c_l_3e_">On ne s’entend plus… »</text:p>
      <text:p text:style-name="Standard">Que peut-on faire alors, que faut-il faire quand on se retrouve seul, face à un chariot-sept qui vous défie ?</text:p>
      <text:p text:style-name="Standard">Quelle direction prendre ?</text:p>
      <text:p text:style-name="Standard">Heureusement pour moi, je suis un privilégié, j’ai un maître ; l’amour de Nyango. Il me dirigera sûrement jusqu’à elle. Je puis me reposer entièrement sur lui en attendant d’être un jour mon propre maître. Il me parle au creux de l’oreille intérieure, je saute sur les rênes du chariot et chemine vers mon amour…</text:p>
      <text:p text:style-name="_3c_ab.ornament_3e_"/>
      <text:p text:style-name="Standard">Combien de temps s’est écoulé depuis que le chariot fend l’air ? La descente abrupte et sin<text:span text:style-name="T13">u</text:span>euse<text:note text:id="ftn8" text:note-class="footnote"><text:note-citation>8</text:note-citation><text:note-body><text:p text:style-name="Footnote">sineuse</text:p></text:note-body></text:note> me donne le vertige et me soulève le c<text:span text:style-name="T13">œ</text:span>ur. Mais ma volonté d’aller jusqu’à Nyango semble suffire pour guider le chariot de Ngué. Et aujourd’hui, il m’a déposé devant ce qui semblait être des collines jumelles. Un homme attendait là, hagard, une blessure béante allant de la base du front au menton ; il s’est précipité sur le chariot, lui a fait faire demi-tour et <text:span text:style-name="_3c_pb_3e_">[</text:span><text:span text:style-name="_3c_pb_3e_"><text:span text:style-name="T13">33</text:span></text:span><text:span text:style-name="_3c_pb_3e_">] </text:span>a disparu avant que je n’aie pu esquisser le moindre geste…</text:p>
      <text:p text:style-name="Standard">Me voici seul devant les collines jumelles qui sont en réalité une fourmi géante en forme de huit et si bien équilibrée que l’idée d’une bascule remplit ma tête. De ma place, je ne vois qu’un seul de ses yeux et il me regarde comme… l’<text:span text:style-name="T13">É</text:span>ternité ! Au point de jonction des deux anneaux qui forment le huit, se tient droit par on ne sait quel miracle, un glaive à double tranchant. En dessous de l’œil, une sorte de sas qui coulisse…</text:p>
      <text:p text:style-name="Standard"/>
      <text:p text:style-name="_3c_l_3e_">Le chemin du chercheur passe par mes deux vallons</text:p>
      <text:p text:style-name="_3c_l_3e_">Celui qui vient jusqu’à moi n’a pas encore trouvé l’objet de sa quête</text:p>
      <text:p text:style-name="_3c_l_3e_">Que désires-tu, Ô homme ?</text:p>
      <text:p text:style-name="_3c_l_3e_">Je suis les deux maisons</text:p>
      <text:p text:style-name="_3c_l_3e_"><text:soft-page-break/>Mais aussi les deux greniers</text:p>
      <text:p text:style-name="_3c_l_3e_">Voici devant toi les deux maisons</text:p>
      <text:p text:style-name="_3c_l_3e_">Les vannes grandes ouvertes</text:p>
      <text:p text:style-name="_3c_l_3e_">Pour assouvir tes ambitions les plus folles</text:p>
      <text:p text:style-name="_3c_l_3e_">Les honneurs, les pierres et les métaux les plus précieux</text:p>
      <text:p text:style-name="_3c_l_3e_">La puissance, le pouvoir.</text:p>
      <text:p text:style-name="_3c_l_3e_">Le voyage du chercheur de richesses s’arrête ici.</text:p>
      <text:p text:style-name="_3c_l_3e_">Ose, désire, prends, et pars.</text:p>
      <text:p text:style-name="_3c_l_3e_">Mes maisons sont le don de Ngué</text:p>
      <text:p text:style-name="_3c_l_3e_">Ngué le Magnanime</text:p>
      <text:p text:style-name="_3c_l_3e_">Le Haut et le Bas</text:p>
      <text:p text:style-name="_3c_l_3e_">Ngué le constant renouvellement…</text:p>
      <text:p text:style-name="Standard"/>
      <text:p text:style-name="Standard">Un jour, « la Mor<text:span text:style-name="T13">rn</text:span>t Blanche » arriva, précédée du Saint Livre, suivi du Fusil Saint. Elle enseigna aux gens le monde de son Dieu. Ce monde était divisé en deux parties : l’enfer où grillaient « éte<text:span text:style-name="T13">rn</text:span>ellement les mécréants avec des cris et des grincements<text:span text:style-name="_3c_pb_3e_">[3</text:span><text:span text:style-name="_3c_pb_3e_"><text:span text:style-name="T13">4</text:span></text:span><text:span text:style-name="_3c_pb_3e_">] </text:span>de dents », et le paradis qui était un lieu d’éte<text:span text:style-name="T13">rn</text:span>el enchantement. Au paradis, les anges soufflaient dans des trompettes à longueur des journées, et les humains répondaient Alléluia ! Tous se pâmaient dans des jardins où des fleurs, des fruits et des parfums s’épanouissaient éternellement. On n’avait plus rien à faire, tout se faisait tout seul. Il n’y avait plus d’autres désirs que celui de jouir éternellement de la beauté et de la paix de Dieu, Alléluia…</text:p>
      <text:p text:style-name="Standard">Comme avant-goût de ce lieu de rêve, la Mort-Blanche sur terre installa son modèle : Dieu avait travaillé six jours, s’était reposé le septième, et depuis lors, son unique travail consiste à recevoir les louanges, à exau<text:span text:style-name="T13">c</text:span>er<text:note text:id="ftn14" text:note-class="footnote"><text:note-citation>9</text:note-citation><text:note-body><text:p text:style-name="Footnote">exhausser</text:p></text:note-body></text:note> les prières de ceux qui le « courtisent » le plus humblement possible, et à punir les autres… La Mort-Blanche avait travaillé en conquérant les Nègres et leurs terres. Elle avait gagné son statut de demi-dieu. Elle s’était reposée et maintenant elle n’avait plus qu’à récompenser les courtisans et à punir les rebelles…</text:p>
      <text:p text:style-name="Standard">Or, les courtisans étaient ceux qui avaient vendu leurs frères, ceux qui avaient trahi leur patrie. La Mort-Blanche les avait décorés, les avait couverts d’or et d’honneurs. Ils s’épanouissaient dans des parfums durables, servis par les rebelles, à l’image des mécréants de l’enfer qui brûlent éternellement pour dispenser de la bonne chaleur tamisée aux fidèles de Dieu, dans leur paradis… All<text:span text:style-name="T14">e</text:span>luia !</text:p>
      <text:p text:style-name="Standard">Avec le fusil, on avait courbé l’échine des plus fiers. On avait expédié les récalcitrants et les héros en enfer. On avait humilié les patriotes. Mais c’était encore normal : les fidèles de Dieu doivent se couvrir de cendres, s’amoindrir le plus possible, se torturer le corps et l’esprit pour mériter ses grâces, n’est-ce pas ? La hauteur ? Mais… s’entourer de biens matériels et être servi par des subalternes qui répondaient <text:span text:style-name="_3c_pb_3e_">[3</text:span><text:span text:style-name="_3c_pb_3e_"><text:span text:style-name="T14">5</text:span></text:span><text:span text:style-name="_3c_pb_3e_">]</text:span> amen à tous les désirs ! Dieu s’entoure bien de toutes ces richesses… ; et il écoute éternellement les sons doux des trompettes, des flûtes, et des All<text:span text:style-name="T14">e</text:span>luia !…</text:p>
      <text:p text:style-name="Standard">Cette imagerie enfoncée à coups de crosses a fait du chemin et des petits au-delà de toute espérance. Aujourd’hui, elle nous colle à la peau, elle est une partie de nous.</text:p>
      <text:p text:style-name="Standard">La plus grande ambition est donc d’atteindre ce niveau où l’on a tout pour soi, et tous en dessous de soi… Avoir, c’est le seul verbe qui caractérise l’action, la vie. Être n’est plus que « nom commun de choses, ou de personnes ».</text:p>
      <text:p text:style-name="Standard">Autrefois, me disait mon père, le verbe « être » prédominait : il fallait être digne de son clan, de sa tribu, être fier de soi ou être honteux de ses actes. L’ambition la plus haute ? Être un ancêtre, c’est-à-dire maîtriser suffisamment de connaissance à transmettre à la tribu, pouvoir la protéger et lui <text:soft-page-break/>permettre plus de créativité.</text:p>
      <text:p text:style-name="Standard">Aujourd’hui, nous n’attendons de la vie que ce qui entre dans le cadre de l’avoir : avoir des honneurs même si on en est indigne, avoir des richesses même si on est égoïste et ingrat, même si on est idiot, avoir l’amour des autres même si on est un salaud, avoir la puissance même si on est un danger public…</text:p>
      <text:p text:style-name="Standard">Dès lors, que peut désirer un chercheur ? Sa soif s’assouvit devant les deux maisons contenues dans ce vallon du huit. Il boit et mange à satiété. Il se remplit les sens et les poches. « <text:span text:style-name="Emphasis">Mon cher, c’est ça la vie !</text:span> » La « providence » fait la navette aller retour. L’aller est vertigineux et dangereux, mais le huit récompense les efforts. Le retour est calme et sûr. Mais la voix du huit a dit : « <text:span text:style-name="Emphasis">Le chemin du chercheur passe…</text:span> »</text:p>
      <text:p text:style-name="Standard">Et moi, je passe… Je veux passer. Je cherche <text:span text:style-name="_3c_pb_3e_">[3</text:span><text:span text:style-name="_3c_pb_3e_"><text:span text:style-name="T14">6</text:span></text:span><text:span text:style-name="_3c_pb_3e_">]</text:span>Nyango. Elle n’est pas dans les « deux maisons », c’est sûr. Peut-être sera-t-elle dans les deux greniers ? Mon amour pour elle, mon Maître, me conduira vers elle.</text:p>
      <text:p text:style-name="Standard"/>
      <text:p text:style-name="_3c_l_3e_">Où est-tu Nyango ?</text:p>
      <text:p text:style-name="_3c_l_3e_">Réponds-moi mon amour !</text:p>
      <text:p text:style-name="_3c_l_3e_">Je t’aime</text:p>
      <text:p text:style-name="_3c_l_3e_">Je t’aime comme on ne peut aimer que l’image de Dieu</text:p>
      <text:p text:style-name="_3c_l_3e_">Ton regard ouvre sur des mondes inconnus</text:p>
      <text:p text:style-name="_3c_l_3e_">Et je découvre les merveilles de la création</text:p>
      <text:p text:style-name="_3c_l_3e_">Je me sens grandir, je m’étends, je m’élargis</text:p>
      <text:p text:style-name="_3c_l_3e_">Et je découvre Dieu en moi</text:p>
      <text:p text:style-name="_3c_l_3e_">Et je l’aime… Et je t’aime</text:p>
      <text:p text:style-name="_3c_l_3e_">Et je m’aime en toi.</text:p>
      <text:p text:style-name="_3c_l_3e_">Où es-tu mon amour ?</text:p>
      <text:p text:style-name="_3c_l_3e_">La voix du huit a dit :</text:p>
      <text:p text:style-name="_3c_l_3e_">« <text:span text:style-name="T1">Le chemin du chercheur passe…</text:span> »</text:p>
      <text:p text:style-name="_3c_l_3e_">Et moi je passe… Je veux passer.</text:p>
      <text:p text:style-name="_3c_l_3e_">Je cours, je saute, je vole vers toi Mon amour,</text:p>
      <text:p text:style-name="_3c_l_3e_">Mon chemin ne peut s’arrêter ici…</text:p>
      <text:p text:style-name="_3c_l_3e_"/>
      <text:p text:style-name="_3c_l_3e_">– Ô ! huit des deux maisons et des deux greniers. Reine des fourmis, j’ai vu tes deux maisons, mais je ne vois point tes deux greniers…</text:p>
      <text:p text:style-name="_3c_l_3e_"/>
      <text:p text:style-name="_3c_l_3e_">– Celui qui dépasse les deux maisons peut.</text:p>
      <text:p text:style-name="_3c_l_3e_">Il peut voir les deux greniers</text:p>
      <text:p text:style-name="_3c_l_3e_">S’il le mérite…</text:p>
      <text:p text:style-name="_3c_l_3e_">Il devra se peser</text:p>
      <text:p text:style-name="_3c_l_3e_">Sur mon premier vallon,</text:p>
      <text:p text:style-name="_3c_l_3e_"><text:span text:style-name="T14">Il</text:span> se posera.</text:p>
      <text:p text:style-name="_3c_l_3e_">Sur mon deuxième vallon,</text:p>
      <text:p text:style-name="_3c_l_3e_"><text:soft-page-break/>Il posera son fardeau intérieur.</text:p>
      <text:p text:style-name="_3c_l_3e_">Si ce fardeau est plus lourd</text:p>
      <text:p text:style-name="_3c_l_3e_"><text:span text:style-name="_3c_pb_3e_">[3</text:span><text:span text:style-name="_3c_pb_3e_"><text:span text:style-name="T14">7</text:span></text:span><text:span text:style-name="_3c_pb_3e_">]</text:span>Plus lourd que lui-même et ses ambitions,</text:p>
      <text:p text:style-name="_3c_l_3e_">Il se verra propulsé de l’autre côté de moi.</text:p>
      <text:p text:style-name="_3c_l_3e_">Sinon gare !</text:p>
      <text:p text:style-name="_3c_l_3e_">Le glaive de mon équilibre retombe sur lui</text:p>
      <text:p text:style-name="_3c_l_3e_">Et il perd tout…</text:p>
      <text:p text:style-name="P16"/>
      <text:p text:style-name="Standard">Le fardeau intérieur… serait-ce la somme des énergies déplacées ? Celles que l’on consume, celles que l’on accumule ; toutes les énergies mises en mouvement par des grands sentiments, des passions diverses, des combats…</text:p>
      <text:p text:style-name="Standard">Or moi, comme la plupart de mes camarades, je n’avais pas eu avant Nyango une impulsion, un mouvement intérieur assez intense pour engendrer un sentiment, me pousser à aimer ou à haïr, à admirer ou à mépriser quelqu’un. Je n’avais pas eu non plus un désir assez fort pour m’engager dans une réelle action, quelle qu’elle soit. C’était l’apathie la plus totale. Bien que la conscience de l’absurde nous ait souvent effleuré, elle ne durait jamais assez pour nous mobiliser. On y pensait et on oubliait. Parfois, on criait, presque par jeu, sans analyser nos motivations, incapables de les défendre. Mais nous étions rapidement exhaussés, meilleur moyen de nous museler. Ça aussi, nous le savions, mais nous nous empressions de l’oublier. Et nous nous complaisions dans ce tiède non-désir qui faisait de nous un terrain neutre : incapable de consumer ni d’accumuler l’énergie, incapable de privilégier un pôle…</text:p>
      <text:p text:style-name="Standard">Et puis j’ai rencontré Nyango. Mon amour pour elle est devenu un fardeau intérieur. Il remplit tout mon c<text:span text:style-name="T14">œ</text:span>ur, tout mon cerveau, il habite tous les pores de ma peau. Il ne peut pas peser moins que moi. Je glisserai peut-être trop près du glaive ; peut-être serai-je mortellement blessé ? Mais, c’est sûr, je me retrouverai de l’autre côté et je verrai Nyango.</text:p>
      <text:p text:style-name="Standard"/>
      <text:p text:style-name="_3c_l_3e_"><text:span text:style-name="_3c_pb_3e_">[3</text:span><text:span text:style-name="_3c_pb_3e_"><text:span text:style-name="T14">8</text:span></text:span><text:span text:style-name="_3c_pb_3e_">]</text:span>Celui qui passe de l’autre côté se condamne :</text:p>
      <text:p text:style-name="_3c_l_3e_">Il sera chercheur solitaire longtemps, très longtemps.</text:p>
      <text:p text:style-name="_3c_l_3e_">Il devra gravir l’escalier aux sept marches</text:p>
      <text:p text:style-name="_3c_l_3e_">L’escalier suspendu dans le vide</text:p>
      <text:p text:style-name="_3c_l_3e_">Le très sombre abîme de la solitude</text:p>
      <text:p text:style-name="_3c_l_3e_"><text:span text:style-name="T14">É</text:span>clairé uniquement par la lampe voilée,</text:p>
      <text:p text:style-name="_3c_l_3e_">Cadeau de Ngué</text:p>
      <text:p text:style-name="_3c_l_3e_">Car ma justice n’est pas aveugle</text:p>
      <text:p text:style-name="_3c_l_3e_">Elle est le regard ouvert de Ngué</text:p>
      <text:p text:style-name="_3c_l_3e_">Ngué le Magnanime,</text:p>
      <text:p text:style-name="_3c_l_3e_">Le dieu des morts</text:p>
      <text:p text:style-name="_3c_l_3e_">Le Haut et le Bas</text:p>
      <text:p text:style-name="_3c_l_3e_">Ngué, le constant renouvellement…</text:p>
      <text:p text:style-name="Standard"/>
      <text:p text:style-name="_3c_ab.ornament_3e_"/>
      <text:p text:style-name="Standard">Orphée s’agite dans son lit et se calme : voici le souffle de Nyango dans son dos, sur son cou, indiscutable preuve qu’elle est passée par là. Il vit en elle. Il plonge au fond d’elle. Sa chaleur est <text:soft-page-break/>celle du sang frais. Un délice incommensurable monte le long de son échine et explose au sommet de son crâne. Il pousse un cri et s’effondre…</text:p>
      <text:p text:style-name="_3c_ab.ornament_3e_"/>
      <text:p text:style-name="Standard">Nyango, soit bénie entre toutes les femmes. Mon amour pour toi exalte le Dieu des dieux, l’Ancien des anciens. Pour toi Ngué a eu pitié de moi et me voici devant les deux greniers du deuxième vallon du huit, sain et sauf. Rien mon amour, rien ne peut plus me séparer de toi. Attends-moi, j’arrive…</text:p>
      <text:p text:style-name="Standard">Les deux greniers sont une sorte de cellule double. Du <text:span text:style-name="T14">c</text:span>œur des cellules jaillit un magnétisme bipolarisé <text:span text:style-name="_3c_pb_3e_">[3</text:span><text:span text:style-name="_3c_pb_3e_"><text:span text:style-name="T14">9</text:span></text:span><text:span text:style-name="_3c_pb_3e_">]</text:span> qui arrive vers moi à travers des stries rayonnantes. Mon corps se remplit d’une nouvelle énergie, sans doute un cadeau de Ngué, Ngué le Magnanime, le dieu des morts, le Haut et le Bas, Ngué le constant renouvellement…</text:p>
      <text:p text:style-name="Standard">Maintenant, les deux greniers redeviennent opaques. <text:span text:style-name="T14">À</text:span> mes pieds, gisent un bâton à sept nœuds et une petite lampe voilée… Je les prends et me retourne. D’abord, je ne vois que du noir mais en m’éclairant de plus près, j’aperçois une forme de neuf. C’est la porte de l’escalier aux sept marches, l’escalier suspendu dans le vide, sur l’abîme de la solitude. Prudence…</text:p>
      <text:p text:style-name="Standard">Je tâtonne. Je me sers de ma canne. Avec précaution j’ouvre la porte en forme de neuf et je me hisse à la première marche. Or, voici le premier nœud de la canne qui se met à gonfler… La canne me pèse et me tire dans le vide… J’ai mal au bas-ventre subitement. Mal de désir. Depuis combien de temps n’ai-je pas fait l’amour ? Combien de fois l’ai-je fait dans ma vie ? Oh ! certes pas assez. Mes amis me l’ont souvent dit : « <text:span text:style-name="Emphasis">Tu ne fais pas assez l’amour ; c’est mauvais pour la santé, physique et morale. Tu t’atrophies les fonctions : un membre qui travaille se développe</text:span> »… Mais me croira-t-on ? Mon apathie était telle que je n’avais même pas un tel désir.</text:p>
      <text:p text:style-name="Standard">Je regardais les filles se trémousser et ça ne m’amusait même pas. Puis, un jour je décidai de m’y mettre, par jeu, espérant faire plaisir sinon à moi-même, du moins au partenaire. Mais bien vite je me lassai de ce genre d’altruisme qui ne convainquait personne ; en effet, les partenaires désiraient autre chose, des choses plus importantes pour elles, des choses que je n’avais malheureusement pas : de l’argent, des sorties, des cadeaux, ou ce qu’elles appelaient effrontément une planque… Je n’allais <text:span text:style-name="_3c_pb_3e_">[</text:span><text:span text:style-name="_3c_pb_3e_"><text:span text:style-name="T15">40</text:span></text:span><text:span text:style-name="_3c_pb_3e_">]</text:span>quand même pas les épouser par altruisme ! Sinon, pourquoi une et pas une autre ? Pourquoi deux, quatre, et pas cent, mille ? Car l’altruisme doit toujours aller grandissant, n’est-ce pas ?</text:p>
      <text:p text:style-name="Standard">Ah ! que j’ai mal ! Toute la vie de mon être semble être descendue dans mon bas-ventre, trop petit pour la contenir. Et plus mon sexe enfle, plus le premier nœud de la canne s’alourdit, me déséquilibre. Les ténèbres me font peur. Oh là ! il n’y a personne ? Silence… Même pas l’écho de mon appel. Je suis seul, désespérément seul. Dans le noir. Mes pieds ne peuvent plus me soutenir. Je tombe. Je tombe. Je vais tomber… Non ! je ne le puis ! Si je tombe, que deviendra Nyango ?</text:p>
      <text:p text:style-name="Standard">Nyango, où es-tu ? Es-tu tombée ? Es-tu allée plus haut ? plus haut c’est sûr. Ta lumière ne saurait habiter les abysses. Je regarde vers le firmament et voilà ton étoile. Elle plane, allègre, délivrée de toute pesanteur. Mon désir est celui de toi. Il sourd de mon épaisseur et s’affine en s’approchant de toi. Le grès se mue en cristal et je m’envole vers toi. Attends-moi, mon Amour.</text:p>
      <text:p text:style-name="Standard">Subitement, le premier nœud se défait et mon corps s’allège. Je me hisse à la deuxième marche. La petite lampe émet six rayons orange, et je me souviens…</text:p>
      <text:p text:style-name="_3c_ab.ornament_3e_"/>
      <text:p text:style-name="Standard">Je me souviens de mon père… Il s’était bien moqué de moi quand il avait appris mon option pour les matières scientifiques. « <text:span text:style-name="T1">Ah ! tu veux faire l’enseignement…</text:span> », avait-il lâché ! Surpris, je lui demandai pourquoi cette option devait nécessairement me conduire dans l’enseignement. Sa surprise sembla plus grande que la mienne :</text:p>
      <text:p text:style-name="Standard">– Mais à quoi d’autre cela peut-il conduire ? <text:span text:style-name="_3c_pb_3e_">[4</text:span><text:span text:style-name="_3c_pb_3e_"><text:span text:style-name="T15">1</text:span></text:span><text:span text:style-name="_3c_pb_3e_">] </text:span>Il n’y a pas de laboratoire de recherches digne de ce nom dans nos pays. Où trouveras-tu donc les moyens de financer des recherches, en admettant que tu en aies quelque velléité ? Et quelle matière as-tu choisie ?</text:p>
      <text:p text:style-name="Standard">– L’astrophysique, dis-je, espérant l’impressionner.</text:p>
      <text:p text:style-name="Standard">Hélas ! Il me rit au nez !</text:p>
      <text:p text:style-name="Standard">– On a plusieurs frères de race dans des écoles américaines, dit-on. <text:span text:style-name="T15">À</text:span> la fin de leurs études, les <text:soft-page-break/><text:span text:style-name="T15">p</text:span>lus doués vont faire le « gros boulot » dans les <text:span text:style-name="T15">l</text:span>aboratoires des autres (soulever les engins par exemple), et les moyens rentrent chez eux. On les affecte dans l’enseignement en général ; ceux qui sont pistonnés sont nommés directeurs de n’importe quoi et vont croupir dans des bureaux… Ô, mon fils ! crois-tu réellement que c’est dans ces domaines que des petits nègres vont apporter leur quote-part à la fameuse civilisation de l’universel ? Si tu avais décidé de faire les sciences, n’aurais-tu pas mieux fait de choisir la chimie ou la biologie au moins ?</text:p>
      <text:p text:style-name="Standard">– Mais pourquoi la chimie et la biologie mon père ?</text:p>
      <text:p text:style-name="Standard">– Mais parce qu’on en a un vital besoin… <text:span text:style-name="T15">Il</text:span> y aurait tellement de choses à trouver… pense qu’ici on soignerait les cancers, les fractures de toutes sortes, en un temps record. <text:span text:style-name="T15">Il</text:span> suffirait que nous ayons<text:note text:id="ftn10" text:note-class="footnote"><text:note-citation>10</text:note-citation><text:note-body><text:p text:style-name="P9">ayions</text:p></text:note-body></text:note> de bons chimistes biologistes consciencieux qui sachent mériter la confiance de ceux qui détiennent le secret. Ils passeraient alors cette connaissance à un niveau plus universellement scientifique. Ne serait-ce pas une bonne contribution à…</text:p>
      <text:p text:style-name="Standard">– Mais père, c’est dépassé tout ça ! Nous pouvons maintenant nous intéresser à tous les sujets comme tout le monde. Nous n’avons plus rien à prouver : nous avons déjà apporté notre contribution <text:span text:style-name="_3c_pb_3e_">[4</text:span><text:span text:style-name="_3c_pb_3e_"><text:span text:style-name="T15">2</text:span></text:span><text:span text:style-name="_3c_pb_3e_">] </text:span>à la civilisation de l’universel, tu sais, notre humanisme…</text:p>
      <text:p text:style-name="Standard">– En quoi consiste-t-il ?</text:p>
      <text:p text:style-name="Standard">Et il me ferma la porte au nez et partit subitement.</text:p>
      <text:p text:style-name="Standard">Encore une fois, mon père venait de me porter un coup. Je lui sortais toujours ce qu’on nous avait servi à l’école ou dans les livres, sans y avoir réfléchi, et mon père me mettait dans l’impasse. C’était vrai que je ne savais pas en quoi il consistait ce fameux humanisme que le nègre était censé avoir apporté au monde ; les initiations ? il y en avait partout. Les nôtres, on les avait abandonnées. Celles qui avaient survécu n’avaient pas été réadaptées. Les masques avaient été recopiés par milliers et vendus aux enchères. Les ancêtres et les dieux avaient été oubliés ; on s’était converti à l’Islam et au Christianisme. Une certaine idée des relations humaines, de la famille, peut-être ? Eh bien, nous étions en train de la renier nous-mêmes, de la fouler aux pieds. Quoi d’autre, bon dieu ? Le rythme ? Eh bien, si ce n’était que ça, me lamentais-je, sans trouver d’issue.</text:p>
      <text:p text:style-name="Standard">Cette même nuit, je me retrouvai hors de mon corps en compagnie de mon père. Il me montrait des herbes, et il m’expliquait des choses… Le lendemain matin, mon petit frère se fractura le bras et mon père me dit : « <text:span text:style-name="Emphasis">Soigne-le !</text:span> » Je le soignai, et au bout de trois jours, la fracture disparut.</text:p>
      <text:p text:style-name="Standard">Oui, je me souviens maintenant… Le matin, je me sentais bizarre… Quand la blessure de mon frère fut guérie, je demandai à mon père comment était-ce possible puisque je n’avais jamais soigné personne auparavant ? Mon père se contenta de me dire : « <text:span text:style-name="T1">Et ton humanisme ? Ne pourrais-tu pas te réjouir de trouver Dieu en toi alors que le monde le cherche au ciel ? N’es-tu pas heureux d’éponger la souffrance et de toujours essayer de la remplacer par </text:span><text:span text:style-name="T2">l’</text:span><text:span text:style-name="T1">harmonie </text:span><text:span text:style-name="_3c_pb_3e_"><text:span text:style-name="T1">[4</text:span></text:span><text:span text:style-name="_3c_pb_3e_"><text:span text:style-name="T2">3</text:span></text:span><text:span text:style-name="_3c_pb_3e_"><text:span text:style-name="T1">]</text:span></text:span><text:span text:style-name="T1"> et la paix ?</text:span> » J’en étais pour mes frais, encore une fois.</text:p>
      <text:p text:style-name="Standard">Les mois qui suivirent, je fis encore d’autres voyages hors de mon corps, d’autres rencontres dont le souvenir ne me revient que maintenant… Mon être tout entier bondit… Et je me retrouve sur la troisième marche, le deuxième nœud de la canne défait, la lampe voilée émettant dix rayons jaunes…</text:p>
      <text:p text:style-name="_3c_ab.ornament_3e_"/>
      <text:p text:style-name="Standard">Jaune comme l’égo, jaune comme la jalousie… Je ne me suis jamais demandé quelle vie menait Nyango avant moi. C’est comme si nous n’étions nés qu’à notre première rencontre, comme si rien d’autre n’avait existé avant. Bien sûr, elle ne m’a posé aucune question, elle non plus. Mais c’était normal : moi, on me connaissait dans les deux villages, n’étais-je pas un cas ? Le seul jeune homme qui s’acharnait à suivre les voies de la tradition, tout en vivant avec son temps. Du coup, je passais pour un marginal des deux côtés, et on m’avait à l’œil ; ma vie était connue de tous. Bien sûr, je devais cette réputation à mon père, mais c’est quand même de moi qu’on parlait… non ?</text:p>
      <text:p text:style-name="Standard">Depuis les soins miraculeux de mon frère, j’avais commencé à chercher je ne sais quoi, à poser des questions ; je n’avais jamais su que mon père possédait autant de connaissances. Pourquoi ne s’en servait-il pas ? Pourquoi ne les transmettait-il pas au monde au lieu de se moquer de notre « humanisme » ?</text:p>
      <text:p text:style-name="Standard"><text:soft-page-break/></text:p>
      <text:p text:style-name="_3c_l_3e_">J’ai été, me dit-il, celui qui recueille et entasse.</text:p>
      <text:p text:style-name="_3c_l_3e_">Mes moyens ne permettaient pas plus.</text:p>
      <text:p text:style-name="_3c_l_3e_">Mais toi,</text:p>
      <text:p text:style-name="_3c_l_3e_"><text:span text:style-name="_3c_pb_3e_">[4</text:span><text:span text:style-name="_3c_pb_3e_"><text:span text:style-name="T15">4</text:span></text:span><text:span text:style-name="_3c_pb_3e_">]</text:span>cherche d’autres moyens, plus puissants, plus efficaces,</text:p>
      <text:p text:style-name="_3c_l_3e_">car toi, tu dois être</text:p>
      <text:p text:style-name="_3c_l_3e_">celui qui dépouille, analyse,</text:p>
      <text:p text:style-name="_3c_l_3e_">celui qui sélectionne, synthétise,</text:p>
      <text:p text:style-name="_3c_l_3e_">celui qui réadapte et actualise…</text:p>
      <text:p text:style-name="P17"/>
      <text:p text:style-name="Standard">Quel orgueil m’envahit soudain… C’est vrai que je suis un cas… tandis que Nyango, personne n’avait entendu parler d’elle avant notre rencontre. Peut-être profitait-elle de cet anonymat pour flirter en douce avec je ne sais qui !!! Quel idiot j’ai été de ne l’avoir pas questionnée ? Peut-être même qu’elle me trompait pendant ces trois dernières années de fiançailles ? Ah ! J’enrage ! Et le troisième nœud enfle et me tire vers le bas. J’ai encore perdu l’équilibre. Il faut que je me ressaisisse. Je tends toutes mes « antennes », en quête d’un signe, la trace de Nyango, quelque chose à quoi m’accrocher… Mais je ne sens autour de moi que l’hostilité. Elle remplit l’air, elle m’enserre, elle m’étouffe…</text:p>
      <text:p text:style-name="Standard">C’est fou ce que les pensées prennent vite forme et consistance. Elles créent autour de nous un véritable étau qui nous étreint, nous étrangle… Nous émettons constamment des pensées négatives et nous nous étonnons après d’être toujours dans le pétrin. Nous laissons se scléroser toutes nos capacités, nous les subordonnons à un matérialisme, et à un machinisme forcenés, puis, face à un problème, nous nous disons que nous ne pouvons rien, et nos membres ne nous portent plus. Nous créons un tas d’imageries dont nous devenons esclaves, alors que nous pourrions commander aux éléments. D’ailleurs, nos ancêtres ne le faisaient-ils pas ? Une épidémie s’abattait-elle ? Les vieux parlaient aux dieux et la santé revenait. Un dirigeant abusait-il du pouvoir ? Les jeunes pointaient l’index sur lui et les choses <text:span text:style-name="_3c_pb_3e_">[4</text:span><text:span text:style-name="_3c_pb_3e_"><text:span text:style-name="T16">5</text:span></text:span><text:span text:style-name="_3c_pb_3e_">] </text:span>rentraient dans l’ordre. La sécheresse durait-elle ? Les femmes sortaient nues la nuit, elles causaient avec le ciel, et il pleuvait. Aujourd’hui, on se laisse malmener par le premier idiot venu, trouvant juste la force de se lamenter, et juste la complaisance de se déclarer pays sinistré…</text:p>
      <text:p text:style-name="Standard">On a perdu le code…</text:p>
      <text:p text:style-name="Standard">Mon père disait que la meilleure façon d’enrayer une forme-pensée était d’en créer une autre plus forte qui puisse absorber la première. Il faudra essayer…</text:p>
      <text:p text:style-name="Standard">L’hostilité que je ressens à cette troisième marche de « l’escalier de l’ermite » n’est que le rejet de<text:note text:id="ftn13" text:note-class="footnote"><text:note-citation>11</text:note-citation><text:note-body><text:p text:style-name="P10">de de</text:p></text:note-body></text:note> cet autre moi-même que je sais faible et veule, et que j’ai toujours essayé d’agrandir en lui inventant des histoires… Oui, j’ai peur. J’ai toujours porté une terrible peur en moi, je peux même en localiser le siège, là, entre mes jambes… J’ai peur de m’ouvrir comme une mauvaise cicatrice. J’ai peur de sauter, peur du vide qui semble toujours disposé à m’avaler…</text:p>
      <text:p text:style-name="Standard">Seul, je ne peux rien faire. J’ai besoin d’être habité par une force qui me maintienne en moi-même, qui m’empêche de fuir ce corps trouble qui m’inquiète tant. Alors seulement, je me réalise, et je réalise. Cette force, c’est Nyango. Je l’ai reconnue tout de suite au premier coup <text:span text:style-name="T16">d’œil</text:span> car j’ai totalement réintégré mon corps, j’ai entrepris tout ce que mon père désespérait de me voir entamer, et je me suis surpris en train de prier le ciel, dans des paroles d’actions de grâce : « <text:span text:style-name="T1">Je suis une étincelle dans une grande lumière. Un filet d’énergie aimant dans le fleuve d’amour…</text:span> »</text:p>
      <text:p text:style-name="P18">Dès que mon amour me quitte, je ne suis plus moi-même, je perds l’équilibre… Me revient-il ? Et je me libère de toute épaisseur, de toute pesanteur, et je m’envole allègrement… </text:p>
      <text:p text:style-name="P18"><text:span text:style-name="_3c_pb_3e_">[4</text:span><text:span text:style-name="_3c_pb_3e_"><text:span text:style-name="T17">6</text:span></text:span><text:span text:style-name="_3c_pb_3e_">]</text:span>Le troisième nœud de la canne s’est déroulé, et voici, je suis à la quatrième marche, pendant que la petite lampe voilée émet douze rayons verts…</text:p>
      <text:p text:style-name="_3c_ab.ornament_3e_"><text:soft-page-break/></text:p>
      <text:p text:style-name="Standard">Et la douleur m’empoigne le cœur. Je perçois, je sens les joies des uns et l’angoisse des autres, mais je sens surtout le désarroi de Nyango, ainsi que son amour…</text:p>
      <text:p text:style-name="Standard">Oui, Nyango s’est arrêtée longtemps à cette marche, à cette marche où même le Christ souffrit d’amour pour des hommes inconscients qui lui décochèrent une flèche au cœur… cependant, il marchait sur l’eau et dans les airs, il disparaissait à volonté… Hélas ! l’amour ne lâche pas sa proie, il l’assaille et la pousse à des efforts surhumains, d’autant plus astreignants que le partenaire a une conscience restreinte.</text:p>
      <text:p text:style-name="Standard">Car l’amour est réellement le seul pouvoir de réalisation, il engendre la cohésion. Et par amour, l’eau maintient 1a lune en place, et la lune empêche les océans de déborder ; et le soleil féconde les terres, et les terres lui chantent la chanson de la vie reçue et transmise…</text:p>
      <text:p text:style-name="Standard">Mais c’est toujours un amour plein de compassion et qui fait mal au cœur : le partenaire plus évolué attend désespérément le retardataire à qui il peut juste indiquer la voie, mais jamais la parcourir pour lui…</text:p>
      <text:p text:style-name="Standard">Et le soleil attend patiemment qu’un jour les terres aient fini de tournoyer autour de lui, toujours dans le même sens : peut-être alors finiront-ils par se retrouver dans la Grande <text:span text:style-name="T17">É</text:span>treinte !…</text:p>
      <text:p text:style-name="Standard">Et les Christs attendent anxieusement que leurs adeptes aient décidé enfin d’abandonner « le luxe et la luxure », d’emprunter « le chemin étroit », et <text:span text:style-name="_3c_pb_3e_">[4</text:span><text:span text:style-name="_3c_pb_3e_"><text:span text:style-name="T17">7</text:span></text:span><text:span text:style-name="_3c_pb_3e_">] </text:span>alors ils pourront se retrouver dans les chambres nuptiales réservées à la droite du Père, dans les cieux-paradis-prairies…</text:p>
      <text:p text:style-name="Standard">Et les patriotes attendent désespérément que les compatriotes parviennent un jour à une conscience politique suffisamment lucide pour comprendre leurs véritables devoirs, et pour entreprendre eux-mêmes leur part d’action et peut-être hisseront-ils ensemble sur le toit un drapeau qu’ils auront choisi eux-mêmes, parce qu’ils en auront vécu le symbole…</text:p>
      <text:p text:style-name="Standard">Et Nyango attend douloureusement que je me libère des poncifs, des préjugés, et de toutes les formes-pensées égoïques et obscurantistes qui m’éloig<text:span text:style-name="T17">n</text:span>ent<text:note text:id="ftn12" text:note-class="footnote"><text:note-citation>12</text:note-citation><text:note-body><text:p text:style-name="P22">éloigent</text:p></text:note-body></text:note> d’elle et de notre idéal d’amour, l’amour-action.</text:p>
      <text:p text:style-name="Standard">Or, nous accumulons les bévues, nous retardons l’ascension, et souvent, nous conduisons à la mort ceux qui nous ont attendu. Mais pour eux, l’attente continue ; l’attente continue pour toi Ruben Um, pour toi Lumumba, pour toi Nkrumah, pour toi Moumié, pour toi aussi Amilcar Cabrai… Pour combien de temps encore ?</text:p>
      <text:p text:style-name="Standard">Car chaque fois que nous montons, vous montez aussi d’un échelon ; c’est juste : il faut bien que notre aspiration demeure toujours plus haute que notre tête. Mais quelle grandeur d’âme vous faut-il pour ne pas nous maudire, pour nous aimer toujours plus fort…</text:p>
      <text:p text:style-name="Standard">La douleur m’empoigne le cœur… Et je prends mes jambes à mon cou : il faut que je marche, que j’avance plus vite, il faut que je rejoigne Nyango. Je ne veux plus la faire attendre plus longtemps. Je saute, je cours, je vole vers toi… Mon amour…</text:p>
      <text:p text:style-name="_3c_ab.ornament_3e_"/>
      <text:p text:style-name="Standard"/>
      <text:p text:style-name="_3c_l_3e_">Nous ne sommes plus au pied du mont</text:p>
      <text:p text:style-name="_3c_l_3e_">Mais nous ne sommes pas non plus au sommet</text:p>
      <text:p text:style-name="_3c_l_3e_"><text:span text:style-name="_3c_pb_3e_">[4</text:span><text:span text:style-name="_3c_pb_3e_"><text:span text:style-name="T17">8</text:span></text:span><text:span text:style-name="_3c_pb_3e_">]</text:span>Le chemin a des creux profonds et dangereux</text:p>
      <text:p text:style-name="_3c_l_3e_">Mais tu as la lumière</text:p>
      <text:p text:style-name="_3c_l_3e_">L’important</text:p>
      <text:p text:style-name="_3c_l_3e_">« <text:span text:style-name="T1">C’est de mettre un pied devant </text:span><text:span text:style-name="T3">l’</text:span><text:span text:style-name="T1">autre</text:span> »</text:p>
      <text:p text:style-name="_3c_l_3e_">Et de recommencer…</text:p>
      <text:p text:style-name="_3c_l_3e_">Je t’attends</text:p>
      <text:p text:style-name="_3c_l_3e_">Je ne peux que t’attendre</text:p>
      <text:p text:style-name="_3c_l_3e_"><text:soft-page-break/>Que peut faire un corps divisé ?</text:p>
      <text:p text:style-name="_3c_l_3e_">Je t’attends</text:p>
      <text:p text:style-name="_3c_l_3e_">Pour être entière</text:p>
      <text:p text:style-name="_3c_l_3e_">Je dois t’attendre…</text:p>
      <text:p text:style-name="P25"/>
      <text:p text:style-name="Standard">Sa voix, la voix de Nyango, je l’ai entendue. Et du coup, la lampe voilée a émis six rayons bleus. La quatrième épaisseur de la canne s’était dénouée, affinée, et je me retrouvais à la cinquième marche.</text:p>
      <text:p text:style-name="Standard">J’entends aussi la voix de mon père, le jour où je lui ai parlé de Nyango pour la première fois. J’entends ma mère dans ses youyous de joie, quand Nyango a mis autour de ses reins la ceinture de cauris et de perles que la femme de l’aîné mettait toujours autour des reins depuis plusieurs siècles… J’entends les cris de mes frères et sœurs, quand ils nous reverron<text:span text:style-name="T17">t</text:span><text:span text:style-name="T17"><text:note text:id="ftn11" text:note-class="footnote"><text:note-citation>13</text:note-citation><text:note-body><text:p text:style-name="P22">reverrons</text:p></text:note-body></text:note></text:span>. J’entends dans le temps et dans l’espace !!! J’entends les commères et les jaloux, j’entends la terre et les oiseaux, j’entends l’air et les feuilles mortes, j’entends, j’entends !!!</text:p>
      <text:p text:style-name="_3c_l_3e_">– Les temps sont venus pour toi d’être toi-même.</text:p>
      <text:p text:style-name="_3c_l_3e_">De retrouver cette partie de toi que tu avais perdue.</text:p>
      <text:p text:style-name="_3c_l_3e_">Le ciel et la terre t’ont pris en pitié</text:p>
      <text:p text:style-name="_3c_l_3e_">Mais tu dois produire ta part d’action de grâce</text:p>
      <text:p text:style-name="_3c_l_3e_">Pour que la vie continue à naître</text:p>
      <text:p text:style-name="_3c_l_3e_">par la fécondation de l’amour.</text:p>
      <text:p text:style-name="_3c_l_3e_"><text:span text:style-name="_3c_pb_3e_">[4</text:span><text:span text:style-name="_3c_pb_3e_"><text:span text:style-name="T17">9</text:span></text:span><text:span text:style-name="_3c_pb_3e_">]</text:span>Ne me parle pas de Nyango</text:p>
      <text:p text:style-name="_3c_l_3e_">car je la connais autant que je te connais.</text:p>
      <text:p text:style-name="_3c_l_3e_">Je vous connais depuis toujours…</text:p>
      <text:p text:style-name="_3c_l_3e_">Allez… je vous bénis.</text:p>
      <text:p text:style-name="Standard"/>
      <text:p text:style-name="Standard">(C’était la voix de mon père…)</text:p>
      <text:p text:style-name="Standard"/>
      <text:p text:style-name="_3c_l_3e_">– Elle tue, l’arme blanche</text:p>
      <text:p text:style-name="_3c_l_3e_">Elle décime, l’arme à feu</text:p>
      <text:p text:style-name="_3c_l_3e_">J’ai vu les hommes d’hier</text:p>
      <text:p text:style-name="_3c_l_3e_">Je verrai ceux de demain</text:p>
      <text:p text:style-name="_3c_l_3e_">Et tu ne seras ni comme les uns, ni comme les autres</text:p>
      <text:p text:style-name="_3c_l_3e_">Ne marche pas sur moi</text:p>
      <text:p text:style-name="_3c_l_3e_">Je suis le témoin Regarde…</text:p>
      <text:p text:style-name="_3c_l_3e_">La connaissance est distribuée aux peuples de la terre</text:p>
      <text:p text:style-name="_3c_l_3e_">Déversée des « deux urnes » par les génies de l’eau</text:p>
      <text:p text:style-name="_3c_l_3e_">Et tout devient connaissance</text:p>
      <text:p text:style-name="_3c_l_3e_">Et la connaissance, la seule arme</text:p>
      <text:p text:style-name="_3c_l_3e_">Puisses-tu la rechercher dès maintenant…</text:p>
      <text:p text:style-name="_3c_l_3e_">Regarde…</text:p>
      <text:p text:style-name="_3c_l_3e_"><text:soft-page-break/>Ils arrivent eux aussi</text:p>
      <text:p text:style-name="_3c_l_3e_">Les temps où le Grand Abîme fait coulisser sa machine</text:p>
      <text:p text:style-name="_3c_l_3e_">Et il bée là</text:p>
      <text:p text:style-name="_3c_l_3e_">Assoiffé de sang et de pourriture</text:p>
      <text:p text:style-name="_3c_l_3e_">Gare !</text:p>
      <text:p text:style-name="_3c_l_3e_">Ne marche pas sur moi</text:p>
      <text:p text:style-name="_3c_l_3e_">Je suis le témoin.</text:p>
      <text:p text:style-name="Standard"/>
      <text:p text:style-name="Standard">(C’est la voix des feuilles mortes.)</text:p>
      <text:p text:style-name="Standard"/>
      <text:p text:style-name="_3c_l_3e_">– Marchons debout</text:p>
      <text:p text:style-name="_3c_l_3e_">Marchons droit allons de l’avant</text:p>
      <text:p text:style-name="_3c_l_3e_"><text:span text:style-name="_3c_pb_3e_">[</text:span><text:span text:style-name="_3c_pb_3e_"><text:span text:style-name="T17">50</text:span></text:span><text:span text:style-name="_3c_pb_3e_">]</text:span>Je reprends ma charge et toi la tienne</text:p>
      <text:p text:style-name="_3c_l_3e_">Je te prends la main et tu serres la mienne.</text:p>
      <text:p text:style-name="_3c_l_3e_">Et sciemment nous allons nous allons</text:p>
      <text:p text:style-name="_3c_l_3e_">Conscients de marcher en nous tenant la main</text:p>
      <text:p text:style-name="_3c_l_3e_">Les zombies ont retrouvé leur âme</text:p>
      <text:p text:style-name="_3c_l_3e_">Les esclaves ont retrouvé la liberté</text:p>
      <text:p text:style-name="_3c_l_3e_">Nous allons nous allons</text:p>
      <text:p text:style-name="_3c_l_3e_">Conscients de marcher la main dans la main…</text:p>
      <text:p text:style-name="Standard"/>
      <text:p text:style-name="Standard">(Ce seront les voix de mes frères et de mes sœurs.)</text:p>
      <text:p text:style-name="Standard"/>
      <text:p text:style-name="Standard">J’entends dans le temps et dans l’espace, j’entends chanter l’amour, j’entends vivre la liberté ! Et…</text:p>
      <text:p text:style-name="_3c_ab.ornament_3e_"/>
      <text:p text:style-name="Standard">Et… je vois. La petite lampe voilée émet deux larges rayons indigo, divisés chacun en quarante-huit rayons plus fins, comme les fibrilles d’une cellule. L’avant-dernière épaisseur de la canne palpite comme un cœur après avoir dénoué et expulsé le cinquième nœud. Je suis à la sixième marche.</text:p>
      <text:p text:style-name="Standard">Et je vois. Je vois la trace des pas de Nyango, le chemin fait par elle, celui qui me reste à parcourir…</text:p>
      <text:p text:style-name="Standard">Je vois les épreuves l’impatience, le désespoir…</text:p>
      <text:p text:style-name="Standard">Cet irrésistible désir d’en finir… Ce désir d’être moi et non tout un peuple…</text:p>
      <text:p text:style-name="Standard">Je rejoindrais Nyango dans la vie ou dans la mort et dans une éblouissante étreinte, nous serions unis à jamais. Finis les soucis parasites ! je me libère d’une société vaincue, déracinée, aigrie, encombrante… une société qui se complaît dans ses complexes !</text:p>
      <text:p text:style-name="Standard">Je me libère. Je me libère… je me libère !</text:p>
      <text:p text:style-name="Standard">Et mon amour disparaît pour toujours, parce qu’il a manqué d’efficacité : il n’a pas su ramener l’équilibre, soigner par la lumière ; il est vaincu <text:span text:style-name="_3c_pb_3e_">[5</text:span><text:span text:style-name="_3c_pb_3e_"><text:span text:style-name="T17">1</text:span></text:span><text:span text:style-name="_3c_pb_3e_">]</text:span>à son tour… Et il n’y a plus de cadre pour l’abriter ni dans la vie, ni dans la mort… Non !!! Non.</text:p>
      <text:p text:style-name="Standard">Tenir bon. Tenir droit. Il me faut tenir absolument. Je vois les sacrifices : je suis condamné ; condamné à marcher ; toujours de l’avant.</text:p>
      <text:p text:style-name="Standard"/>
      <text:p text:style-name="_3c_l_3e_">Partir de nulle part et de partout</text:p>
      <text:p text:style-name="_3c_l_3e_"><text:soft-page-break/>Partir de tout et de mes riens</text:p>
      <text:p text:style-name="_3c_l_3e_">Partir enraciné dans mon désenracinement</text:p>
      <text:p text:style-name="_3c_l_3e_">Me développer dans mon sous-développement</text:p>
      <text:p text:style-name="_3c_l_3e_">Alphabétiser mon analphabétisme</text:p>
      <text:p text:style-name="_3c_l_3e_">Partir vide de mon trop plein de vide</text:p>
      <text:p text:style-name="_3c_l_3e_">Partir fort de ma faiblesse</text:p>
      <text:p text:style-name="_3c_l_3e_">Partir mort de ma vie de mort</text:p>
      <text:p text:style-name="_3c_l_3e_">Marcher et vivre éternellement.</text:p>
      <text:p text:style-name="Standard"/>
      <text:p text:style-name="Standard">Or, je vois les combats…</text:p>
      <text:p text:style-name="Standard">Je m’empoigne à pleines mains et me vide de l’indigéré, du non-assimilé. Je me râpe, je me cure, j’extirpe. Et nu, je me relève. Je repars.</text:p>
      <text:p text:style-name="Standard"/>
      <text:p text:style-name="_3c_l_3e_">Partir jusqu’au bout de toi…</text:p>
      <text:p text:style-name="_3c_l_3e_">Jusqu’au fond de moi.</text:p>
      <text:p text:style-name="_3c_l_3e_">Et des sept nœuds des sept cordes de l’Ame d’ici</text:p>
      <text:p text:style-name="_3c_l_3e_">Rejaillit la mélodie perdue.</text:p>
      <text:p text:style-name="_3c_l_3e_">Il vit mon amour</text:p>
      <text:p text:style-name="_3c_l_3e_">Il vivra éternellement.</text:p>
      <text:p text:style-name="_3c_l_3e_">Le ciel l’enfer le couronnent sur terre</text:p>
      <text:p text:style-name="_3c_l_3e_">Il vivra éternellement.</text:p>
      <text:p text:style-name="P25"/>
      <text:p text:style-name="Standard">Mais je vois l’acceptation aussi…</text:p>
      <text:p text:style-name="Standard">Nous devons accepter de payer, de compenser nos dettes. Accepter aussi le prix, la rétribution de<text:note text:id="ftn9" text:note-class="footnote"><text:note-citation>14</text:note-citation><text:note-body><text:p text:style-name="P23">de de</text:p></text:note-body></text:note> nos actions. Car il n’est rien qui soit pour rien, n’est-ce pas ?… Et surtout pas la vie, surtout pas de la part de Dieu…</text:p>
      <text:p text:style-name="Standard">Il nous faut donc chercher les causes, pour mieux <text:span text:style-name="_3c_pb_3e_">[5</text:span><text:span text:style-name="_3c_pb_3e_"><text:span text:style-name="T18">2</text:span></text:span><text:span text:style-name="_3c_pb_3e_">]</text:span>comprendre les effets. Où avons-nous glissé ? <text:span text:style-name="T18">À</text:span> quoi devons-nous nous accrocher pour nous relever ? Car il faut toujours se relever « <text:span text:style-name="T1">Le monde est la chute du chimpanzé ; le monde chute, le monde se relève…</text:span> », disait mon père.</text:p>
      <text:p text:style-name="Standard">Et je vois le temps du réajustement, le temps du nouveau départ. Car il a encore avalé sa queue, Damballa : <text:span text:style-name="T18">U</text:span>n nouveau cycle commence… « L’étendar<text:span text:style-name="T18">d</text:span><text:span text:style-name="T18"><text:note text:id="ftn7" text:note-class="footnote"><text:note-citation>15</text:note-citation><text:note-body><text:p text:style-name="Footnote">L’étendart</text:p></text:note-body></text:note></text:span> sanglant » trop longtemps glorieusement « levé » se casse le nez : c’est la foudre de Jupiter foudroyant la tour de la maison-dieu-matière, construite avec ses ambitions, ses passions…</text:p>
      <text:p text:style-name="Standard">Et je vois la fille d’Isis, l’étoile à huit branches sur la tête, irradier la lumière des aubes de demain, démasquant la Grande Illusion. Chacun retrouve sa vraie place et assume son propre chemin, sans favoritisme aucun. Les puissants à la tête pleine de richesse matérielles, repartent de zéro pour la quête de l’essentiel, leur véritable nature ensevelie sous des tonnes d’argent…</text:p>
      <text:p text:style-name="Standard">Et je vois les retrouvailles avec Nyango sous le grand astre, quand les morts se réveillent : leur idéal secoue les cendres de l’oubli et en ressort pimpant et lumineux comme des diamants…</text:p>
      <text:p text:style-name="Standard">Je vois, j’entends, je sens, je suis, je le sais maintenant : mille rayons violets-blancs fusent du sommet de la canne complètement affinée à présent, tous les nœuds disparus. Et je suis au sommet de l’échelle, allégé, hors de portée de la pesanteur… Je prends possession de la conscience…</text:p>
      <text:p text:style-name="_3c_ab.ornament_3e_"/>
      <text:p text:style-name="Standard"><text:soft-page-break/>Nos corps reposent là-bas dans la chambre nuptiale, sur le drap blanc, un peu poisseux maintenant, imbibé de tous les sucs libérés…</text:p>
      <text:p text:style-name="Standard">Nos corps reposent là-bas, la main dans la main, <text:span text:style-name="_3c_pb_3e_">[5</text:span><text:span text:style-name="_3c_pb_3e_"><text:span text:style-name="T18">3</text:span></text:span><text:span text:style-name="_3c_pb_3e_">]</text:span>la tête de Nyango au creux de mon cou. Sa respiration n’est plus perceptible que par la petite chaleur qui s’en dégage au contact de ma peau.</text:p>
      <text:p text:style-name="Standard">Nos corps reposent là-bas, dans une détente totale, après qu’ils nous aient expulsé hors d’eux, dans une ultime contraction à l’orée de l’orgasme…</text:p>
      <text:p text:style-name="Standard">Je suis conscient de moi, ici, et je vois Nyango bien devant moi, et je suis conscient de nos corps là-bas sur le lit. C’est une sensation extraordinaire. J’ai la conscience de l’absolu : je suis le tout dans le tout. C’est un moment d’extase où bientôt je ne distingue plus rien qui soit différent de moi. Il n’y a plus aucune limite, aucune barrière. Il n’y a plus Nyango, ni personne d’autre. Je suis tous en tout. Et puis, voici la voix du tout :</text:p>
      <text:p text:style-name="_3c_l_3e_">Pour toi</text:p>
      <text:p text:style-name="_3c_l_3e_">La roue de fortune a tourné</text:p>
      <text:p text:style-name="_3c_l_3e_">Tu reçois en récompense</text:p>
      <text:p text:style-name="_3c_l_3e_">La force intérieure qui mus<text:span text:style-name="T18">el</text:span>le<text:note text:id="ftn6" text:note-class="footnote"><text:note-citation>16</text:note-citation><text:note-body><text:p text:style-name="Footnote">m<text:span text:style-name="T18">usèle</text:span></text:p></text:note-body></text:note> le lion</text:p>
      <text:p text:style-name="_3c_l_3e_">Et déconnecte la poche venimeuse de la vipère</text:p>
      <text:p text:style-name="_3c_l_3e_">Tu sors de la porte de l’ermitage</text:p>
      <text:p text:style-name="_3c_l_3e_">Et l’extase t’abandonne</text:p>
      <text:p text:style-name="_3c_l_3e_">Mais tu gardes la canne</text:p>
      <text:p text:style-name="_3c_l_3e_">Et deux couleuvres</text:p>
      <text:p text:style-name="P19">Deux cordes par lesquelles à ton tour</text:p>
      <text:p text:style-name="P19">Tu dois tirer tes frères de l’abîme</text:p>
      <text:p text:style-name="P19">Ils t’enchaîneront peut-être t’entraîneront-ils plus bas</text:p>
      <text:p text:style-name="P19">Mais tu gardes la canne</text:p>
      <text:p text:style-name="P19">Car tu connais son secret</text:p>
      <text:p text:style-name="P19">Et l’échelle reste suspendue éternellement</text:p>
      <text:p text:style-name="P19">pour qui cherche à monter</text:p>
      <text:p text:style-name="P19">Le chiffre douze sera ton destin</text:p>
      <text:p text:style-name="P19">Tu verras les choses de bas en haut</text:p>
      <text:p text:style-name="P19">Car tu seras pendu au douzième tournant</text:p>
      <text:p text:style-name="P19">Et dans l’inversion des choses</text:p>
      <text:p text:style-name="P19"><text:span text:style-name="_3c_pb_3e_">[5</text:span><text:span text:style-name="_3c_pb_3e_"><text:span text:style-name="T18">4</text:span></text:span><text:span text:style-name="_3c_pb_3e_">]</text:span>Pour respecter la loi des homologies</text:p>
      <text:p text:style-name="P19">Tu recevras la couronne des mages au vingt et unième tournant</text:p>
      <text:p text:style-name="P20">Heureux l’homme couronné</text:p>
      <text:p text:style-name="P20">il demeure au c<text:span text:style-name="T19">œ</text:span>ur du cercle du monde</text:p>
      <text:p text:style-name="P20">Gardé par le sphinx</text:p>
      <text:p text:style-name="P20">Le Taureau le Lion l’Aigle et l’Ange sont à son service…</text:p>
      <text:p text:style-name="_3c_l_3e_">Pour toi la roue de fortune a tourné !</text:p>
      <text:p text:style-name="Standard"/>
      <text:p text:style-name="_3c_ab.ornament_3e_"><text:soft-page-break/></text:p>
      <text:p text:style-name="Standard">Quand et comment suis-je sorti de l’extase ? Je ne m’en souviens plus… Me voici pendu par un pied à la branche d’un arbre, à l’aide d’une couleuvre… Ma vision des choses ici change complètement : la faux de l’irréversible va passer. Ainsi, les feuillages des arbres seront des racines plantées dans la voûte du ciel. La couleuvre qui m’attache là à l’arbre, ce sera la lune, la vierge qui enfanta Legba, le messie sacrifié d’avance ; ce sera Nyango me conduisant à mon destin. Une force sereine m’envahit. Je croise ma jambe libre sur ma jambe pendue et j’observe les transformations qu’opère déjà le squelette faucheur.</text:p>
      <text:p text:style-name="_3c_ab.ornament_3e_"/>
      <text:p text:style-name="Standard">C’était moi, hier encore, l’extrémiste : je prêchais la loi du talion. Je prenais en sympathie les Noirs qui violaient les petites Blanches et giflaient leurs pères… Je protégeais ceux qui en avaient tué quelques-uns, et je félicitais ceux qui leur avaient volé quelque chose : pour tous les Nègres humiliés, toutes les Négresses violées, toutes les richesses volées au Nègre, je pensais qu’aucun acte ne serait assez vil pour les compenser. Je le pense toujours, mais <text:span text:style-name="_3c_pb_3e_">[5</text:span><text:span text:style-name="_3c_pb_3e_"><text:span text:style-name="T19">5</text:span></text:span><text:span text:style-name="_3c_pb_3e_">]</text:span>sous un autre angle : aucun acte vil ne peut en réparer un autre. Seul le beau compense le laid, et seule la force répare la faiblesse. Tout ce qui est vil est faiblesse. Comment une faiblesse pourrait-elle donc en compenser une autre ?</text:p>
      <text:p text:style-name="Standard">La faux du squelette est entrée en action…</text:p>
      <text:p text:style-name="Standard">C’était moi encore, hier, l’intempestif révolutionnaire je voulais renverser tous les vieux gouvernements sclérosés, les remplacer par des jeunes. Des jeunes gens qui auraient privilégié les intérêts de l’Afrique d’abord, et pourquoi pas, des jeunes qui n’auraient travaillé que pour les intérêts de l’Afrique, sans le souci de « garnir leurs poches » d’abord. Je les voyais intransigeants devant l’oppresseur : on ne massacrait plus nos forêts sans reboiser ; on n’exploitait plus nos mines sans bénéfices pour les populations. On n’exterminait plus nos faunes. On ne vidangeait plus les pétroliers sur nos côtes, impunément. Bref ! on faisait attention à nous, comme on fait attention à soi.</text:p>
      <text:p text:style-name="Standard">Ces jeunes gens miraculés, c’était nous évidemment. Nous qui rêvions de chalets en Suisse, de villas sur la Côte d’Azur, de châteaux en Sologne, d’actions dans des sociétés américaines, et d’immeubles dans les capitales d’Afrique. Avec quels moyens ? Nous aurions automatiquement continué l’œuvre des « Vieux » : rançonner au maximum les populations, perpétuer la zizanie, la corruption, la délation. De plus, nous aurions été encore plus faciles à manipuler : nous n’avions aucune expérience, et surtout nous n’avions pas connu un autre idéal ; les « Vieux », eux, avaient vécu ce temps où la conscience nègre avait atteint une certaine crise. Ils avaient connu des patriotes et leur propre décadence se heurtait à des moments de mauvaise conscience, des sursauts de lucidité où l’exemple trahi émergeait quelque part… Alors, ils tentaient désespérément <text:span text:style-name="_3c_pb_3e_">[5</text:span><text:span text:style-name="_3c_pb_3e_"><text:span text:style-name="T19">6</text:span></text:span><text:span text:style-name="_3c_pb_3e_">]</text:span>une action de bravoure… Mais nous, à quoi allions-nous nous accrocher ? <text:span text:style-name="T19">À</text:span> quel modèle ? Nous ne trouvions autour de nous que des larbins ou des aigris qui se valaient tous : ils étaient tombés d’accord sur les termes « pourquoi pas moi après tout ! » comme slogan mobilisateur. Et ils ahanaient médiocrement, laborieusement, soucieux de ne laisser passer aucune miette sous leur nez. Et nous, jeunes loups aux dents acérées, nous allions tenter de nous emparer d’une plus grande « part du gâteau »… « L’Afrique aux Africains, le gâteau aux jeunes »… Et le cycle infernal allait continuer son cheminement… <text:span text:style-name="T19">É</text:span>ternellement.</text:p>
      <text:p text:style-name="Standard">Non ! il nous faut nous préparer sérieusement : nous devons redéfinir notre idéal, reformuler le progressisme sur de nouvelles bases… Vers où, vers quoi devons-nous progresser ? Il nous faut réinventer des valeurs : quelle est la plus belle marchandise ? et la plus haute monnaie ? Il nous faut répartir les tâches. Quel est le rôle d’un peuple ? Que peut-on attendre d’un dirigeant ? II serait temps d’élargir notre humanisme et de l’appliquer concrètement ; qu’il cesse d’être une notion abstraite dont nous cernons difficilement le contenu et dont nous ne voyons pas l’efficacité.</text:p>
      <text:p text:style-name="Standard">Il semble alors évident que les dirigeants doivent être des initiés. Trêve des règnes de cons, vieux ou jeunes !</text:p>
      <text:p text:style-name="Standard">La faux du squelette a fait son travail…</text:p>
      <text:p text:style-name="_3c_ab.ornament_3e_"/>
      <text:p text:style-name="_3c_l_3e_">– Viennent, Ô viennent</text:p>
      <text:p text:style-name="_3c_l_3e_"><text:soft-page-break/>Viennent les « Deux urnes de la Tempérance »</text:p>
      <text:p text:style-name="_3c_l_3e_">Que l’esprit se réinsuffle dans la matière</text:p>
      <text:p text:style-name="_3c_l_3e_">Que l’âme réhabite le corps</text:p>
      <text:p text:style-name="_3c_l_3e_">Que la richesse redevienne belle</text:p>
      <text:p text:style-name="_3c_l_3e_"><text:span text:style-name="_3c_pb_3e_">[5</text:span><text:span text:style-name="_3c_pb_3e_"><text:span text:style-name="T20">7</text:span></text:span><text:span text:style-name="_3c_pb_3e_">]</text:span>Que le pouvoir re-symbolise la sagesse</text:p>
      <text:p text:style-name="_3c_l_3e_">L’urne d’argent se déverse dans l’urne d’or</text:p>
      <text:p text:style-name="_3c_l_3e_">L’urne d’or ressource l’urne d’argent</text:p>
      <text:p text:style-name="_3c_l_3e_">Et l’harmonie règle la vraie évolution</text:p>
      <text:p text:style-name="_3c_l_3e_">Viennent, Ô viennent</text:p>
      <text:p text:style-name="_3c_l_3e_">Viennent les « Deux urnes de la Tempérance »</text:p>
      <text:p text:style-name="_3c_l_3e_">pour que se révèle la vraie initiative…</text:p>
      <text:p text:style-name="_3c_l_3e_">Qu’elles viennent avant le typhon</text:p>
      <text:p text:style-name="_3c_l_3e_">Avant la « chèvre-Femme » qui coagule et dissout</text:p>
      <text:p text:style-name="_3c_l_3e_">Avant que la colère du ciel ne foudroie la tour de nos espoirs !</text:p>
      <text:p text:style-name="Standard"/>
      <text:p text:style-name="Standard">Je reprends cette prière derrière la voix de Nyan<text:span text:style-name="T20">g</text:span>o que j’entends de plus en plus près de moi, et je <text:span text:style-name="T20">l</text:span>a dis avec doublement de ferveur, car déjà voici les signes annonciateurs du typhon…</text:p>
      <text:p text:style-name="_3c_ab.ornament_3e_"/>
      <text:p text:style-name="Standard">Le typhon siffle, souffle, du Nord au Sud… Partout, des noyaux empoisonnés, des braises sous des cendres. Que souffle un petit vent, et tout s’enflamme, qu’arrive le typhon, et tout saute…</text:p>
      <text:p text:style-name="Standard">De toutes façons, tout doit sauter, tout sautera : l’Afrique du Sud, les loges de la séquestration, les secteurs minés du Tchad, du Sahara Occidental, de la Namibie, et tous les autres « coins piégés »… Tout doit sauter, mais la relève sera prise avantageusement, si les hommes sont préparés, s’ils retrouvent et rétablissent l’équilibre entre le corps et l’esprit. La matière a trop longtemps régné, l’emportant de plus en plus sur la vie intérieure.</text:p>
      <text:p text:style-name="Standard">Mais j’entends déjà la voix de l’ennemi, le grand « Solvant » et ses disciples… Ils vont de loin en loin semer l’ivraie : « <text:span text:style-name="T1">La voie mystique ? Mais c’est antiprogressiste !</text:span> » clament-ils. Ils font passer cette voix <text:span text:style-name="_3c_pb_3e_">[57]</text:span>pour un appel au non-engagement, puisqu’elle propose l’action des puissances supérieures.</text:p>
      <text:p text:style-name="Standard">Oui, il faudra une puissance supérieure pour régler nos problèmes, mais elle n’est pas ailleurs qu’en nous-mêmes. Elle git-là, au bas de la canne aux sept nœuds. Il s’agit de la réveiller, de la mettre en action, et les arbres pousseront à notre appel, et les montagnes se déplaceront au son de notre voix. Que perd-on à essayer ? On gaspille tellement de temps. Que perd-on à tenter une nouvelle aventure ?</text:p>
      <text:p text:style-name="Standard">Le typhon siffle, souffle, du Nord au Sud… Les éclairs déchirent le ciel. On a dégoupillé toutes les grenades, toutes les bombes. Les grêles s’abattent, les foudres de tous les cieux se concentrent dans un seul jet pour décapiter la tour de la Maison-dieu-Matière… Il pleut, il tonne, il vente… Jusqu’à l’aube d’un nouvel âge.</text:p>
      <text:p text:style-name="Standard">Et aux aurores, l’étoile à huit branches se met à scintiller, sur la tête de la Princesse Noire, pour indiquer la nouvelle direction.</text:p>
      <text:p text:style-name="Standard">Où es-tu Nyango ? La descente est-elle sans fond, sans fin ? <text:span text:style-name="T20">À</text:span> quelle marche, à quel tournant te tiens-tu ? Entends-tu ma voix qui te cherche ? Je marche et la lumière n’est toujours pas assez forte pour m’éclairer définitivement. Où es-tu Nyango ?</text:p>
      <text:p text:style-name="Standard">Accourez petites étoiles, entourez la reine, l’<text:span text:style-name="T20">É</text:span>toile des Mages ; que vos étincelles nourrissent la grande lumière ! Que la lumière soit plus forte et qu’il nous soit permis de voir !…</text:p>
      <text:p text:style-name="_3c_ab.ornament_3e_"/>
      <text:p text:style-name="Standard"><text:soft-page-break/>Chaque fois que je me pénètre d’amour, de l’amour de Nyango, la lumière s’intensifie en moi. Je perçois tout en transparence, et je me sens tout transparent. Ne le suis-je pas ? Ne voyez-vous pas mes sentiments par-delà les chairs et le sang ? Ne <text:span text:style-name="_3c_pb_3e_">[5</text:span><text:span text:style-name="_3c_pb_3e_"><text:span text:style-name="T20">9</text:span></text:span><text:span text:style-name="_3c_pb_3e_">]</text:span>lisez-vous pas comme dans un livre ouvert les peurs qui m’habitent encore, les doutes ?…</text:p>
      <text:p text:style-name="Standard">Maintenant, à la lumière de la Reine des sept collines, entourée de myriades d’étoiles, le doute m’envahit. Ai-je bien examiné les causes et les effets ? Le vieil homme qui a piqué du nez, du haut de la <text:span text:style-name="T21">tour</text:span> foudroyée, ne risque-t-il pas de renaître ailleurs, ici même, et peut-être en moi ? C’est maintenant à la lumière de l’aurore que je dois tout examiner, pour ne pas présenter au monde et à Nyango une ente déjà contaminée, quand viendra la lumière de midi.</text:p>
      <text:p text:style-name="Standard">L’illusion voile et pare ce que j’ai été et dans ce que je pourrais devenir, le mirage me guette au prochain tournant, à la clarté de la lune…</text:p>
      <text:p text:style-name="Standard">Je revois le spectre du néant qui nous a si longtemps assujetti ; et voici, ce n’est plus une chèvre-femme, mais bien le Baphomet, hermaphrodite et quadriactif. Il trône sur quatre murs, symbole du faux, du clinquant, de la matière… Sa tête rouge, <text:span text:style-name="T21">F</text:span>eu dévorant aux mille et une envies…, ses cuisses couvertes d’écailles vertes de poisson, Eaux sournoises, ses ailes bleues de chauve-souris, Air des réverbérations et des projections de mirages, et ses pieds noirs, Terres des matérialisations délimitant le champ de ses actions. C’est là que se bousculaient les salamandres, les ondines, les sylphes, et les gnomes… Ils créaient la confusion jusque dans l’âme. Nous avions de la peine à nous reconnaître mutuellement, et nous ne retrouvions plus notre route. Cent ordres, mille sectes se proposaient de nous l’indiquer, moyennant finances, parfois gracieusement disaient-ils, et ils nous suçaient jusqu’à l’épi. Les uns nous avançaient des affirmations aberrantes qui nous laissaient pantois, les autres se perdaient en négations stériles, installant le vide et le néant à nos portes.</text:p>
      <text:p text:style-name="Standard"><text:span text:style-name="_3c_pb_3e_">[</text:span><text:span text:style-name="_3c_pb_3e_"><text:span text:style-name="T21">60</text:span></text:span><text:span text:style-name="_3c_pb_3e_">]</text:span>Deux diablotins aux pieds de « l’Horreur » se relayaient pour nous fourvoyer : le mâle, rouge, séduisait les intelligences par l’orgueil, les dirigeant de plus en plus vers des connaissances dévastatrices. La femelle, verte, régnait sur la sensibilité la plus inférieure, déchaînant le rut et des irréversibles appétences.</text:p>
      <text:p text:style-name="Standard">Une longue torche tenue dans la main gauche du diable mettait le feu aux poudres : une extrême confiance en soi, un impérieux besoin de ce qu’on nommait liberté, une révolte contre toute morale, sourdaient de partout, pendant que la main droite, dans un geste de vanité, barrait la route à toute autre connaissance que celle qu’elle proposait.</text:p>
      <text:p text:style-name="Standard">Comment dans ces conditions être sûr de la route qu’on prend ? Comment en convaincre les autres sans tomber dans la démagogie ? Le doute sacquait toutes les forces, tous les élans.</text:p>
      <text:p text:style-name="Standard">Or le mal plante toujours ses racines dans la faiblesse : faiblesse du corps, et on se gave de sédatifs et de fortifiants, drogues qui maintiennent une illusion de santé ; faiblesse d’esprit et l’on se laisse posséder par la « grouillance » du bas astral ; faiblesse d’âme, et c’est la folie furieuse… Le mal s’y glisse et entame la ponte…</text:p>
      <text:p text:style-name="Standard">Seul celui qui vit sa propre expérience jusqu’au bout connaîtra le fin mot : « <text:span text:style-name="T1">La nuit est l’œuf du jour, et le mal l’œuf du bien ; une fois la coquille brisée, la lumière divine s’irradie</text:span> »… Voyez le pentacle sur le front de Baphomet : la lumière divine ne peut, ni se ternir, ni s’éteindre, frottons, essuyons les plaques du doute, essayons…</text:p>
      <text:p text:style-name="Standard">Et l’étoile des mages éclairera, plus fort que la lune. Et nous découvrirons l’ennemi tapi dans la mare…</text:p>
      <text:p text:style-name="_3c_l_3e_">– Ils guettent là</text:p>
      <text:p text:style-name="_3c_l_3e_"><text:span text:style-name="_3c_pb_3e_">[61]</text:span>Tapis dans la mare</text:p>
      <text:p text:style-name="_3c_l_3e_">Les dogmes : répondent-ils à toutes les attentes ?</text:p>
      <text:p text:style-name="_3c_l_3e_">Les clés : ouvrent-elles toutes les portes ?…</text:p>
      <text:p text:style-name="_3c_l_3e_">Alors indique la voie</text:p>
      <text:p text:style-name="_3c_l_3e_">Simplement et sans trêve</text:p>
      <text:p text:style-name="_3c_l_3e_">Tant pis pour ceux qui regardent le doigt</text:p>
      <text:p text:style-name="_3c_l_3e_"><text:soft-page-break/>Plutôt que l’objet indiqué</text:p>
      <text:p text:style-name="_3c_l_3e_">Et si les chiens aboient</text:p>
      <text:p text:style-name="_3c_l_3e_">C’est de peur ou de faim</text:p>
      <text:p text:style-name="_3c_l_3e_">Ne piétine pas leur queue</text:p>
      <text:p text:style-name="_3c_l_3e_">En pays étranger</text:p>
      <text:p text:style-name="_3c_l_3e_">Te baignerais-tu sur des plages solitaires ?</text:p>
      <text:p text:style-name="_3c_l_3e_">Goûte le fruit</text:p>
      <text:p text:style-name="_3c_l_3e_">Au lieu d’écouter sa description !</text:p>
      <text:p text:style-name="_3c_l_3e_">Marcherais-tu face au vent pendant l’incendie ?</text:p>
      <text:p text:style-name="_3c_l_3e_">Les chiens aboient de peur ou de faim</text:p>
      <text:p text:style-name="_3c_l_3e_">Ne piétine pas leur queue..,</text:p>
      <text:p text:style-name="_3c_l_3e_">Défoncerais-tu une porte</text:p>
      <text:p text:style-name="_3c_l_3e_">Sans avoir essayé de l’ouvrir en douceur ?</text:p>
      <text:p text:style-name="_3c_l_3e_">Parlerais-tu tout seul parmi les bouches closes ?</text:p>
      <text:p text:style-name="_3c_l_3e_">Ne marche pas dans la mare</text:p>
      <text:p text:style-name="_3c_l_3e_">Contou<text:span text:style-name="T22">rn</text:span>e-là !</text:p>
      <text:p text:style-name="_3c_l_3e_">Les chiens aboient de peur ou de faim</text:p>
      <text:p text:style-name="_3c_l_3e_">Ne piétine pas leur queue…</text:p>
      <text:p text:style-name="_3c_l_3e_">N’enfonce pas la lumière dans un rocher</text:p>
      <text:p text:style-name="_3c_l_3e_"><text:span text:style-name="T22">À</text:span> moins qu’il ne s’ouvre tout seul</text:p>
      <text:p text:style-name="_3c_l_3e_">Mettrais-tu un fruit pourri</text:p>
      <text:p text:style-name="_3c_l_3e_">Dans un panier de fruits neufs ?</text:p>
      <text:p text:style-name="_3c_l_3e_">Lâcherais-tu les oiseaux diurnes dans la nuit ?</text:p>
      <text:p text:style-name="_3c_l_3e_">Ne détrui<text:span text:style-name="T22">s</text:span><text:span text:style-name="T22"><text:note text:id="ftn0" text:note-class="footnote"><text:note-citation>17</text:note-citation><text:note-body><text:p text:style-name="P24">détruit</text:p></text:note-body></text:note></text:span> pas un gîte</text:p>
      <text:p text:style-name="_3c_l_3e_">Sans avoir prévu le lieu de transfert</text:p>
      <text:p text:style-name="_3c_l_3e_">Les chiens aboient de peur ou de faim</text:p>
      <text:p text:style-name="_3c_l_3e_">Ne piétine pas leur queue…</text:p>
      <text:p text:style-name="Standard"><text:span text:style-name="_3c_pb_3e_">[6</text:span><text:span text:style-name="_3c_pb_3e_"><text:span text:style-name="T22">2</text:span></text:span><text:span text:style-name="_3c_pb_3e_">]</text:span>C’est la rengaine que chante la vieille lune bleue à la jeune lune rouge encore fougueusement pleine d’illusions quand elle se mire dans la mare ; elle ne voit que son reflet cependant que se dissimule le cancer, aux aguets.</text:p>
      <text:p text:style-name="Standard">J’ai contourné un village fantôme. L’œuf du jour a éclos et la lumière s’est succédé<text:note text:id="ftn17" text:note-class="footnote"><text:note-citation>18</text:note-citation><text:note-body><text:p text:style-name="P24">succédée</text:p></text:note-body></text:note> à elle-même. Et voici l’aurore de la Grande Rencontre…</text:p>
      <text:p text:style-name="_3c_ab.ornament_3e_"/>
      <text:p text:style-name="Standard">L’Unique se lève dans sa majesté lumineuse éclairant toutes choses dans sa générosité. Les peurs se sont évanouies avec les ténèbres. Et à nouveau, je vois…</text:p>
      <text:p text:style-name="Standard">Je vois de l’autre côté du mur, un vaste champ. Et voici, plusieurs sépultures s’ouvrent, au son d’un cor. Voici mon grand-père, et voilà mes frères jumeaux décédés depuis l’enfance. Là-bas, ce sont certainement mes ancêtres, des ancêtres que je n’ai pas connu. Us s’approchent de moi, ils <text:soft-page-break/>passent à travers le mur et m’entourent. Il y a un sourire dans leurs yeux, dans leur cœur. Une musique et un parfum émanent de leur personne. Leurs lèvres ne bougent pas, mais je les entends. D’abord mon grand-père.</text:p>
      <text:p text:style-name="_3c_l_3e_">– Tu as parcouru le chemin jusqu’ici</text:p>
      <text:p text:style-name="_3c_l_3e_">Tu pensais venir chercher Nyango</text:p>
      <text:p text:style-name="_3c_l_3e_">Mais tu devais faire ce chemin de toutes façons</text:p>
      <text:p text:style-name="_3c_l_3e_">Et grâce à Nyango tu as réussi</text:p>
      <text:p text:style-name="_3c_l_3e_">Le chemin que tu as choisi à l’entrée de la source</text:p>
      <text:p text:style-name="_3c_l_3e_">Est un chemin à double sens</text:p>
      <text:p text:style-name="_3c_l_3e_">C’est celui que tu emprunteras</text:p>
      <text:p text:style-name="_3c_l_3e_">Celui que tu feras emprunter à ton peuple</text:p>
      <text:p text:style-name="_3c_l_3e_"><text:span text:style-name="_3c_pb_3e_">[6</text:span><text:span text:style-name="_3c_pb_3e_"><text:span text:style-name="T22">3</text:span></text:span><text:span text:style-name="_3c_pb_3e_">]</text:span>L’autre chemin est à sens unique</text:p>
      <text:p text:style-name="_3c_l_3e_">Sans retour</text:p>
      <text:p text:style-name="_3c_l_3e_">Il conduit de l’autre côté du mur</text:p>
      <text:p text:style-name="_3c_l_3e_">Au pays des ancêtres</text:p>
      <text:p text:style-name="P26"/>
      <text:p text:style-name="Standard">(Ensuite, ce sont les voix de mes ancêtres…)</text:p>
      <text:p text:style-name="Standard"/>
      <text:p text:style-name="_3c_l_3e_">– Il était temps que tu saches</text:p>
      <text:p text:style-name="_3c_l_3e_">Que vous tous sachiez :</text:p>
      <text:p text:style-name="_3c_l_3e_">Il n’y a rien d’autre à faire</text:p>
      <text:p text:style-name="_3c_l_3e_">Qu’à être pleinement ce qu’on est</text:p>
      <text:p text:style-name="_3c_l_3e_"><text:span text:style-name="T23">À</text:span> chaque étape</text:p>
      <text:p text:style-name="_3c_l_3e_">l’étape suivante arrive d’elle-même</text:p>
      <text:p text:style-name="_3c_l_3e_">Automatiquement</text:p>
      <text:p text:style-name="_3c_l_3e_">Regarde…</text:p>
      <text:p text:style-name="Standard"/>
      <text:p text:style-name="Standard">Et ils me montrent une pierre… Et c’est la pierre que mon père nous a offerte à Nyango et à moi comme cadeau de mariage ! Et voici, ils la fendent en deux. Elle a neuf différentes couches ; d’abord, c’est une couche de terre meuble, ensuite une couche d’argile, puis une de sable, une d’une roche friable, puis une de roche plus dure, une d’une roche plus fine et plus nuancée, une de charbon plus dense et plus claire, une de cristal pur, et au cœur, un vrai noyau de feu, un diamant !…</text:p>
      <text:p text:style-name="Standard"/>
      <text:p text:style-name="_3c_l_3e_">– Sois totalement argile</text:p>
      <text:p text:style-name="_3c_l_3e_">Quand la terre meuble aura disparu</text:p>
      <text:p text:style-name="_3c_l_3e_">Sois sable, sois roche</text:p>
      <text:p text:style-name="_3c_l_3e_">Sois marbre, sois charbon</text:p>
      <text:p text:style-name="_3c_l_3e_">Quand vient le moment de l’être</text:p>
      <text:p text:style-name="_3c_l_3e_">Sois-le réellement</text:p>
      <text:p text:style-name="_3c_l_3e_">Exploites-en toutes les qualités</text:p>
      <text:p text:style-name="_3c_l_3e_"><text:soft-page-break/>Paie les dettes de charbon jusqu’à la cendre</text:p>
      <text:p text:style-name="_3c_l_3e_">Subis les casses du cristal jusqu’aux miettes</text:p>
      <text:p text:style-name="_3c_l_3e_">Irradie les feux du diamant</text:p>
      <text:p text:style-name="_3c_l_3e_"><text:span text:style-name="_3c_pb_3e_">[6</text:span><text:span text:style-name="_3c_pb_3e_"><text:span text:style-name="T23">4</text:span></text:span><text:span text:style-name="_3c_pb_3e_">]</text:span>Totalement</text:p>
      <text:p text:style-name="_3c_l_3e_">Il n’y a rien de mieux à faire</text:p>
      <text:p text:style-name="_3c_l_3e_">Qu’à être profondément soi-même</text:p>
      <text:p text:style-name="_3c_l_3e_">Comme on est</text:p>
      <text:p text:style-name="_3c_l_3e_">Quand on l’est</text:p>
      <text:p text:style-name="_3c_l_3e_">Va et regarde la pierre</text:p>
      <text:p text:style-name="_3c_l_3e_">Découvre quelle couche est la mienne aujourd’hui</text:p>
      <text:p text:style-name="P21">Découvre-toi va</text:p>
      <text:p text:style-name="P21">Va et sois…</text:p>
      <text:p text:style-name="Standard">Puis, ils se taisent… peut-être vont-ils retraverser les murs ? Mais ils ne m’ont pas dit l’essentiel : où est Nyango ? Je suis venu jusqu’aux enfers pour la ramener chez nous. Ils ne vont pas disparaître sans me l’avoir rendue !</text:p>
      <text:p text:style-name="Standard">Alors, j’entends la voix de mes frères jumeaux…</text:p>
      <text:p text:style-name="Standard"/>
      <text:p text:style-name="_3c_l_3e_">– Aujourd’hui est le jour de la Grande Rencontre…</text:p>
      <text:p text:style-name="_3c_l_3e_">Le dernier jour d’épreuves</text:p>
      <text:p text:style-name="_3c_l_3e_">Aujourd’hui</text:p>
      <text:p text:style-name="_3c_l_3e_">Tu as droit à la question et à la réponse</text:p>
      <text:p text:style-name="_3c_l_3e_">Car « <text:span text:style-name="T1">c’est pour les questions que tu recevras les bénédictions</text:span></text:p>
      <text:p text:style-name="_3c_l_3e_"><text:span text:style-name="T1">Et c’est pour les réponses que tu seras honoré…</text:span> »</text:p>
      <text:p text:style-name="Standard"/>
      <text:p text:style-name="Standard">– Où est Nyango ?</text:p>
      <text:p text:style-name="Standard">– Elle t’attend chez vous. Nous l’avons remise là où nous l’avions prise pour que tu ne croies pas avoir ravi quelqu’un à tes ancêtres…</text:p>
      <text:p text:style-name="Standard">– Pourquoi donc l’aviez-vous prise ?</text:p>
      <text:p text:style-name="Standard"><text:span text:style-name="_3c_pb_3e_">[6</text:span><text:span text:style-name="_3c_pb_3e_"><text:span text:style-name="T23">5</text:span></text:span><text:span text:style-name="_3c_pb_3e_">]</text:span>– Parce qu’elle était la seule capable de te diriger de te conduire jusqu’à nous jusqu’à ta <text:span text:style-name="T23">li</text:span>mite.</text:p>
      <text:p text:style-name="Standard">– Qui est Nyango ?</text:p>
      <text:p text:style-name="Standard">– Elle est toi elle est ta force la moitié que tu avais perdue… Ta route mène jusqu’à elle…</text:p>
      <text:p text:style-name="Standard">– Mais ce chemin va peut-être plus loin ! Ne pourrais-je pas le suivre jusqu’au bout ? N’est-il pas possible de voir et de savoir plus ? Le Sphinx de la Roue de fortune m’avait promis quelque chose au vingt et unième tournant…</text:p>
      <text:p text:style-name="Standard">– Le chemin des vivants ne dépasse jamais le carrefour de la Grande Rencontre… Au-delà c’est le chemin des Ancêtres… Mais qu’attendais-tu au vingt et unième tournant ?</text:p>
      <text:p text:style-name="Standard">– La réalisation. Mais vous avez raison. Je me réaliserai auprès de Nyango qui m’attends là-bas… Quel chemin prendrons-nous ensemble pour évoluer un peu plus ?</text:p>
      <text:p text:style-name="Standard">– C’est toujours le même chemin que l’on emprunte tant qu’on est vivant. Mais on le prend à différents niveaux de conscience… Le prochain voyage sera différent. Le voyage est toujours différent à chaque fois et pour chacun même si on est mille à la fois.</text:p>
      <text:p text:style-name="Standard">(C’était la voix de mon grand-père.)</text:p>
      <text:p text:style-name="_3c_l_3e_">– La voie est toujours ouverte</text:p>
      <text:p text:style-name="_3c_l_3e_"><text:span text:style-name="T23">À</text:span> tous et à toute heure</text:p>
      <text:p text:style-name="_3c_l_3e_"><text:soft-page-break/>Celui qui l’indique est béni</text:p>
      <text:p text:style-name="_3c_l_3e_">Va et sois.</text:p>
      <text:p text:style-name="P27"/>
      <text:p text:style-name="Standard"><text:span text:style-name="_3c_pb_3e_">[6</text:span><text:span text:style-name="_3c_pb_3e_"><text:span text:style-name="T23">6</text:span></text:span><text:span text:style-name="_3c_pb_3e_">]</text:span>(Conclut la voix de mes ancêtres… et ils retraversent le mur…)</text:p>
      <text:p text:style-name="Standard">Que de questions me viennent alors à l’esprit ! des questions que je ne peux poser qu’à moi-même maintenant…</text:p>
      <text:p text:style-name="_3c_ab.ornament_3e_"/>
      <text:p text:style-name="Standard">Quand Orphée ouvrit les yeux, Nyango était tendrement penchée sur lui, guettant son réveil. Il balbutia éperdu : « <text:span text:style-name="T1">Toi, mon amour, enfin toi, tu m’as attendu.</text:span> » Nyango répondit : « <text:span text:style-name="T1">Je t’attendrai toujours…</text:span> » Sa voix était si calme, si sûre, qu’Orphée se réveilla totalement… Il s’assit et la regarda longuement dans les yeux, et il sut qu’il n’avait pas seulement rêvé. Il venait réellement de vivre une initiation qui avait duré neuf ans. Neuf ans ? Il chercha fi<text:span text:style-name="T23">é</text:span>vreusement sa montre : il y avait exactement vingt-deux heures qu’il avait sombré dans le sommeil, à l’issue d’un orgasme trop longtemps retenu. Il regarda encore Nyango et sentit son désir renaître… Elle se lova entre ses bras et ils s’aimèrent encore une fois, plus doucement mais plus pleinement, plus intensément, dans une totale communion de corps et d’âmes… Neuf ans ? Ce n’était pas possible…</text:p>
      <text:p text:style-name="Standard">Maintenant, complètement ressaisi, en pleine possession de ses sens, Orphée regarde Nyango, superbement impudique dans sa nudité. Qu’elle est belle… La ceinture de perles et de cauris autour de ses reins luit doucement et donne des reflets supplémentaires à sa peau déjà moirée. Le lit est à peine froissé. Les oreillers sont tombés à terre. Il n’y a comme décor qu’un grand masque sur le mur, au-dessus du lit, un Ntomo à sept cornes au regard de compassion, et dans la niche, le cadeau de mariage du père…</text:p>
      <text:p text:style-name="Standard"><text:span text:style-name="_3c_pb_3e_">[6</text:span><text:span text:style-name="_3c_pb_3e_"><text:span text:style-name="T23">7</text:span></text:span><text:span text:style-name="_3c_pb_3e_">]</text:span>Son père leur avait dit : « <text:span text:style-name="T1">Prenez cette pierre, c’est un fétiche. Regardez-le avant de vous "connaître" dans votre chambre nuptiale. Regardez-le aussi au réveil avant de rendre le drap blanc. S’il y a une transformation, alors vous aurez eu la bénédiction de tous…</text:span> »</text:p>
      <text:p text:style-name="Standard">Orphée et Nyango regardent la niche, anxieux, n’osant pas s’approcher. Puis ils se décident…</text:p>
      <text:p text:style-name="Standard">Sept couches se sont désolidarisées. Il ne reste que le petit bloc de cristal encastrant le diamant…</text:p>
      <text:p text:style-name="Standard">Ils éclatent d’un rire sonore… Le rire de leur jeunesse pleinement retrouvé. Ils s’empressent d’aller ôter le drap blanc du lit nuptial, mais…</text:p>
      <text:p text:style-name="Standard">Là, sur la tâche du sang de vierge de Nyango, trône la vingt-et-unième carte du livre de Thot, impassible témoin de la bénédiction cosmique, seule capable de permettre la véritable créativité.</text:p>
      <text:p text:style-name="Standard">Ainsi, c’était vrai. Ils avaient bien vécu cette aventure…</text:p>
      <text:p text:style-name="Standard">– Connais-tu le livre de Thot ? demande Nyang<text:span text:style-name="T23">o </text:span>– Jamais entendu parler, mais dès notre retour en ville, je m’en vais le chercher en librairie. Et toi, le connais-tu ?</text:p>
      <text:p text:style-name="Standard">– Oui ! ton père me l’a offert il y a trois ans quand toi et moi nous sommes fiancés… Je l’ai dans mes caisses, chez mon père… Je t’offrirai le vingt-deuxième arcane majeur, le crocodile. Ce sera notre arcane garde-fou. Il symbolise l’illumination ou la folie, l’ultime connaissance ou l’égarement. Puissions-nous ne vivre que la vérité, mon Amour…</text:p>
      <text:p text:style-name="Standard">Alors, ils entreprirent de se souvenir…</text:p>
      <text:p text:style-name="Standard">Et ils écrivirent sur un papier le texte qui leur semblait être la leçon à retenir, une leçon qui rejoindrait leurs objets sacrés, dans la niche au fétiche…</text:p>
      <text:p text:style-name="Standard"/>
      <text:p text:style-name="_3c_l_3e_"><text:span text:style-name="_3c_pb_3e_">[6</text:span><text:span text:style-name="_3c_pb_3e_"><text:span text:style-name="T23">8</text:span></text:span><text:span text:style-name="_3c_pb_3e_">]</text:span>– Nous n’imposerons pas de dogmes</text:p>
      <text:p text:style-name="_3c_l_3e_">Nous ne proposerons aucune clé</text:p>
      <text:p text:style-name="_3c_l_3e_">Car tout dogme toute clé</text:p>
      <text:p text:style-name="_3c_l_3e_">Sont autant d’ennemis tapis dans la mare</text:p>
      <text:p text:style-name="_3c_l_3e_">Il n’est pas un dogme qui réponde à toutes les attentes</text:p>
      <text:p text:style-name="_3c_l_3e_">Et pas de clé qui ouvre toutes les portes</text:p>
      <text:p text:style-name="_3c_l_3e_">Sans trêve nous indiquerons la voie</text:p>
      <text:p text:style-name="_3c_l_3e_"><text:soft-page-break/>Et tant pis pour ceux qui regardent le doigt</text:p>
      <text:p text:style-name="_3c_l_3e_">Plutôt que l’objet indiqué…</text:p>
      <text:p text:style-name="_3c_l_3e_">Les chiens aboient de peur ou de faim</text:p>
      <text:p text:style-name="_3c_l_3e_">Ne piétinons pas leur queue…</text:p>
      <text:p text:style-name="_3c_l_3e_">En pays étranger</text:p>
      <text:p text:style-name="_3c_l_3e_">Ne nous baignons point sur les berges solitaires</text:p>
      <text:p text:style-name="_3c_l_3e_">Nous goûterons le fruit</text:p>
      <text:p text:style-name="_3c_l_3e_">Au lieu d’écouter sa description</text:p>
      <text:p text:style-name="_3c_l_3e_">Nous ne marcherons pas face au vent pendant l’incendie</text:p>
      <text:p text:style-name="_3c_l_3e_">Les chiens aboient de peur ou de faim</text:p>
      <text:p text:style-name="_3c_l_3e_">Ne piétinons pas leur queue…</text:p>
      <text:p text:style-name="_3c_l_3e_">Nous ne défoncerons pas une porte</text:p>
      <text:p text:style-name="_3c_l_3e_">Sans avoir essayé de l’ouvrir en douceur</text:p>
      <text:p text:style-name="_3c_l_3e_">Ne parlons pas tout seul</text:p>
      <text:p text:style-name="_3c_l_3e_">Parmi les bouches closes</text:p>
      <text:p text:style-name="_3c_l_3e_">Ne marchons pas dans la mare</text:p>
      <text:p text:style-name="_3c_l_3e_">Contournons-là !</text:p>
      <text:p text:style-name="_3c_l_3e_">Les chiens aboient de peur ou de faim</text:p>
      <text:p text:style-name="_3c_l_3e_">Ne piétinons pas leur queue…</text:p>
      <text:p text:style-name="_3c_l_3e_">Nous n’enfoncerons pas la lumière dans un rocher</text:p>
      <text:p text:style-name="_3c_l_3e_"><text:span text:style-name="T24">À</text:span> moins qu’il ne s’ouvre tout seul</text:p>
      <text:p text:style-name="_3c_l_3e_">Ne mettons pas un fruit pourri</text:p>
      <text:p text:style-name="_3c_l_3e_">Dans un panier de fruits neufs.</text:p>
      <text:p text:style-name="_3c_l_3e_">Ne lâchons pas les oiseaux diurnes dans la nuit</text:p>
      <text:p text:style-name="_3c_l_3e_">Nous ne détruirons pas un gîte</text:p>
      <text:p text:style-name="_3c_l_3e_"><text:span text:style-name="_3c_pb_3e_">[6</text:span><text:span text:style-name="_3c_pb_3e_"><text:span text:style-name="T24">9</text:span></text:span><text:span text:style-name="_3c_pb_3e_">]</text:span>Sans avoir prévu le lieu de transfert</text:p>
      <text:p text:style-name="_3c_l_3e_">Les chiens aboient de peur ou de faim</text:p>
      <text:p text:style-name="_3c_l_3e_">Ne piétinons pas leur queue…</text:p>
      <text:p text:style-name="P28"/>
      <text:p text:style-name="P28">Ils méditèrent encore un moment sur ces paroles, devant le morceau de cristal au diamant et « le crocodile », avant de se préparer pour la nouvelle journée.</text:p>
      <text:p text:style-name="_3c_ab.ornament_3e_"/>
      <text:p text:style-name="Standard">Il était neuf heures du matin. Il y avait vingt-cinq heures que le couple avait gagné la chambre nuptiale. Les marraines rôdaient nerveusement devant la porte où la bouteille d’eau était toujours pleine…</text:p>
      <text:p text:style-name="Standard">Les jeunes filles attendaient dehors en file indienne, parées de leurs plus beaux bijoux, anxieuses… C’est depuis sept heures que le drap blanc aurait dû leur être rendu pour qu’elles le portent à la mère de Nyango qui attendait, là-bas dans sa retraite, la nouvelle qui allait faire sa fierté ou sa honte… Personne ne bougeait plus, même les enfants s’étaient tus…</text:p>
      <text:p text:style-name="Standard">Subitement, la porte s’ouvrit, et Orphée jeta sur la bouteille d’eau le drap blanc tâché du sang de <text:soft-page-break/>Nyango, symbole de l’explosion de l’étoile initiale…</text:p>
      <text:p text:style-name="Standard">Les youyous relancèrent les festivité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Georgia" svg:font-family="Georgia"/>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c_signed_3e_" style:display-name="&lt;signed&gt;" style:family="paragraph" style:parent-style-name="Standard">
      <style:paragraph-properties fo:text-align="end" style:justify-single-word="false"/>
      <style:text-properties fo:font-variant="small-caps"/>
    </style:style>
    <style:style style:name="Titre_20__23_3" style:display-name="Titre #3" style:family="paragraph" style:master-page-name="">
      <loext:graphic-properties draw:fill="solid" draw:fill-color="#ffffff" draw:opacity="100%"/>
      <style:paragraph-properties fo:line-height="0cm" fo:text-align="center" style:justify-single-word="false" style:page-number="auto" fo:background-color="#ffffff"/>
      <style:text-properties style:text-line-through-style="none" style:text-line-through-type="none" style:font-name="Georgia" fo:font-family="Georgia" fo:font-size="32pt" fo:letter-spacing="0.071cm" fo:font-style="normal" style:text-underline-style="none" fo:font-weight="normal" style:font-name-asian="Georgia" style:font-family-asian="Georgia" style:font-size-asian="32pt" style:font-style-asian="normal" style:font-weight-asian="normal" style:font-name-complex="Georgia" style:font-family-complex="Georgia" style:font-size-complex="32pt" style:font-style-complex="normal" style:font-weight-complex="normal"/>
    </style:style>
    <style:style style:name="Corps_20_du_20_texte_20__28_9_29_" style:display-name="Corps du texte (9)" style:family="paragraph" style:master-page-name="">
      <loext:graphic-properties draw:fill="solid" draw:fill-color="#ffffff" draw:opacity="100%"/>
      <style:paragraph-properties fo:line-height="0.914cm" style:page-number="auto" fo:background-color="#ffffff"/>
      <style:text-properties style:text-line-through-style="none" style:text-line-through-type="none" style:font-name="Georgia" fo:font-family="Georgia" fo:font-size="14pt" fo:letter-spacing="0.035cm" fo:font-style="normal" style:text-underline-style="none" fo:font-weight="normal" style:font-name-asian="Georgia" style:font-family-asian="Georgia" style:font-size-asian="14pt" style:font-style-asian="normal" style:font-weight-asian="normal" style:font-name-complex="Georgia" style:font-family-complex="Georgia" style:font-size-complex="14pt" style:font-style-complex="normal" style:font-weight-complex="normal"/>
    </style:style>
    <style:style style:name="Corps_20_du_20_texte_20__28_4_29_" style:display-name="Corps du texte (4)" style:family="paragraph" style:master-page-name="">
      <loext:graphic-properties draw:fill="solid" draw:fill-color="#ffffff" draw:opacity="100%"/>
      <style:paragraph-properties fo:line-height="0cm" style:page-number="auto" fo:background-color="#ffffff"/>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Corps_20_du_20_texte_20__28_8_29_" style:display-name="Corps du texte (8)" style:family="paragraph" style:master-page-name="">
      <loext:graphic-properties draw:fill="solid" draw:fill-color="#ffffff" draw:opacity="100%"/>
      <style:paragraph-properties fo:line-height="0.931cm" fo:text-align="justify" style:justify-single-word="false" style:page-number="auto" fo:background-color="#ffffff"/>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_3c_salute_3e_" style:display-name="&lt;salute&gt;" style:family="paragraph" style:parent-style-name="Text_20_body">
      <style:paragraph-properties fo:text-align="end" style:justify-single-word="false"/>
      <style:text-properties fo:font-style="italic"/>
    </style:style>
    <style:style style:name="_3c_ab.ornament_3e_" style:display-name="&lt;ab.ornament&gt;" style:family="paragraph" style:parent-style-name="Standard" style:master-page-name="">
      <style:paragraph-properties fo:margin-left="2cm" fo:margin-right="2cm" fo:text-indent="0.3cm" style:auto-text-indent="false" style:page-number="auto" fo:padding="0.049cm" fo:border-left="none" fo:border-right="none" fo:border-top="none" fo:border-bottom="0.06pt solid #000000">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10" style:family="text" style:parent-style-name="DefaultFontStyle">
      <style:text-properties style:text-line-through-style="none" style:text-line-through-type="none" style:font-name="Georgia" fo:font-family="Georgia" fo:font-size="17pt"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style>
    <style:style style:name="CharStyle8" style:family="text" style:parent-style-name="DefaultFontStyle">
      <style:text-properties style:text-line-through-style="none" style:text-line-through-type="none" style:font-name="Georgia" fo:font-family="Georgia" fo:font-size="32pt" fo:letter-spacing="0.071cm" fo:font-style="normal" style:text-underline-style="none" fo:font-weight="normal" style:font-name-asian="Georgia" style:font-family-asian="Georgia" style:font-size-asian="32pt" style:font-style-asian="normal" style:font-weight-asian="normal" style:font-name-complex="Georgia" style:font-family-complex="Georgia" style:font-size-complex="32pt" style:font-style-complex="normal" style:font-weight-complex="normal"/>
    </style:style>
    <style:style style:name="CharStyle11" style:family="text" style:parent-style-name="CharStyle10">
      <style:text-properties fo:color="#000000"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32" style:family="text" style:parent-style-name="DefaultFontStyle">
      <style:text-properties style:text-line-through-style="none" style:text-line-through-type="none" style:font-name="Georgia" fo:font-family="Georgia" fo:font-size="14pt" fo:letter-spacing="0.035cm" fo:font-style="normal" style:text-underline-style="none" fo:font-weight="normal" style:font-name-asian="Georgia" style:font-family-asian="Georgia" style:font-size-asian="14pt" style:font-style-asian="normal" style:font-weight-asian="normal" style:font-name-complex="Georgia" style:font-family-complex="Georgia" style:font-size-complex="14pt" style:font-style-complex="normal" style:font-weight-complex="normal"/>
    </style:style>
    <style:style style:name="CharStyle33" style:family="text" style:parent-style-name="CharStyle32">
      <style:text-properties fo:font-variant="small-caps" fo:color="#000000" style:text-position="0% 100%" fo:language="fr" fo:country="FR" style:language-asian="fr" style:country-asian="FR" style:language-complex="fr" style:country-complex="FR" style:text-scale="100%"/>
    </style:style>
    <style:style style:name="CharStyle22" style:family="text" style:parent-style-name="CharStyle10">
      <style:text-properties fo:font-variant="small-caps" fo:color="#000000" style:text-position="0% 100%" fo:letter-spacing="normal" fo:language="fr" fo:country="FR" style:language-asian="fr" style:country-asian="FR" style:language-complex="fr" style:country-complex="FR" style:text-scale="100%"/>
    </style:style>
    <style:style style:name="CharStyle18" style:family="text" style:parent-style-name="CharStyle10">
      <style:text-properties fo:color="#000000" style:text-position="0% 100%" fo:letter-spacing="normal" fo:language="fr" fo:country="FR" style:language-asian="fr" style:country-asian="FR" style:language-complex="fr" style:country-complex="FR" style:text-scale="100%"/>
    </style:style>
    <style:style style:name="CharStyle24" style:family="text" style:parent-style-name="DefaultFontStyle">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CharStyle25" style:family="text" style:parent-style-name="CharStyle24">
      <style:text-properties fo:font-variant="small-caps" fo:color="#000000" style:text-position="0% 100%" fo:letter-spacing="normal" fo:language="fr" fo:country="FR" style:language-asian="fr" style:country-asian="FR" style:language-complex="fr" style:country-complex="FR" style:text-scale="100%"/>
    </style:style>
    <style:style style:name="CharStyle27" style:family="text" style:parent-style-name="DefaultFontStyle">
      <style:text-properties style:text-line-through-style="none" style:text-line-through-type="none" style:font-name="Georgia" fo:font-family="Georgia" fo:font-size="15pt" fo:font-style="normal" style:text-underline-style="none" fo:font-weight="normal" style:font-name-asian="Georgia" style:font-family-asian="Georgia" style:font-size-asian="15pt" style:font-style-asian="normal" style:font-weight-asian="normal" style:font-name-complex="Georgia" style:font-family-complex="Georgia" style:font-size-complex="15pt" style:font-style-complex="normal" style:font-weight-complex="normal"/>
    </style:style>
    <style:style style:name="CharStyle28" style:family="text" style:parent-style-name="CharStyle27">
      <style:text-properties fo:font-variant="small-caps" fo:color="#000000" style:text-position="0% 100%" fo:letter-spacing="normal" fo:language="fr" fo:country="FR" style:language-asian="fr" style:country-asian="FR" style:language-complex="fr" style:country-complex="FR" style:text-scale="100%"/>
    </style:style>
    <style:style style:name="CharStyle29" style:family="text" style:parent-style-name="CharStyle27">
      <style:text-properties fo:color="#000000" style:text-position="0% 100%" fo:font-size="17pt" fo:letter-spacing="normal" fo:language="fr" fo:country="FR" style:font-size-asian="17pt" style:language-asian="fr" style:country-asian="FR" style:font-size-complex="17pt" style:language-complex="fr" style:country-complex="FR" style:text-scale="100%"/>
    </style:style>
    <style:style style:name="CharStyle30" style:family="text" style:parent-style-name="CharStyle27">
      <style:text-properties fo:color="#000000" style:text-position="0% 100%" fo:letter-spacing="normal" fo:language="fr" fo:country="FR" style:language-asian="fr" style:country-asian="FR" style:language-complex="fr" style:country-complex="FR" style:text-scale="100%"/>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36.128cm" fo:page-height="59.919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22cm" fo:margin-left="0cm" fo:margin-right="0cm" fo:margin-bottom="0cm"/>
      </style:header-style>
      <style:footer-style>
        <style:header-footer-properties fo:min-height="2.522cm" fo:margin-left="0cm" fo:margin-right="0cm" fo:margin-top="2.522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Endnot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25T14:20:21.776710727</dc:date>
    <meta:editing-duration>P1DT3H35M10S</meta:editing-duration>
    <meta:editing-cycles>43</meta:editing-cycles>
    <meta:generator>LibreOffice/6.3.5.2$Linux_X86_64 LibreOffice_project/30$Build-2</meta:generator>
    <meta:document-statistic meta:table-count="0" meta:image-count="0" meta:object-count="0" meta:page-count="31" meta:paragraph-count="676" meta:word-count="15775" meta:character-count="90318" meta:non-whitespace-character-count="75177"/>
  </office:meta>
</office:document-meta>
</file>